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89a8"/>
    </style:style>
    <style:style style:name="P2" style:family="paragraph" style:parent-style-name="Standard">
      <style:text-properties fo:font-size="18pt" fo:language="en" fo:country="US" fo:font-weight="bold" officeooo:paragraph-rsid="001e89a8" style:font-size-asian="18pt" style:font-weight-asian="bold" style:font-size-complex="18pt"/>
    </style:style>
    <style:style style:name="P3" style:family="paragraph" style:parent-style-name="Standard">
      <style:text-properties fo:language="en" fo:country="US" officeooo:paragraph-rsid="001e89a8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1e89a8" style:font-size-asian="20pt" style:font-size-complex="20pt"/>
    </style:style>
    <style:style style:name="P5" style:family="paragraph" style:parent-style-name="Standard">
      <style:text-properties officeooo:paragraph-rsid="001e89a8"/>
    </style:style>
    <style:style style:name="P6" style:family="paragraph" style:parent-style-name="Standard">
      <style:paragraph-properties fo:line-height="100%"/>
      <style:text-properties officeooo:rsid="001e89a8" officeooo:paragraph-rsid="001e89a8"/>
    </style:style>
    <style:style style:name="P7" style:family="paragraph" style:parent-style-name="Text_20_body">
      <style:paragraph-properties fo:margin-top="0cm" fo:margin-bottom="0.499cm" loext:contextual-spacing="false" fo:line-height="100%" fo:text-align="start" style:justify-single-word="false"/>
      <style:text-properties officeooo:paragraph-rsid="0025f164"/>
    </style:style>
    <style:style style:name="P8" style:family="paragraph" style:parent-style-name="Text_20_body">
      <style:paragraph-properties fo:margin-top="0cm" fo:margin-bottom="0.499cm" loext:contextual-spacing="false" fo:line-height="100%" fo:text-align="start" style:justify-single-word="false"/>
      <style:text-properties officeooo:paragraph-rsid="0028535f"/>
    </style:style>
    <style:style style:name="P9" style:family="paragraph" style:parent-style-name="Text_20_body">
      <style:paragraph-properties fo:margin-top="0cm" fo:margin-bottom="0.499cm" loext:contextual-spacing="false" fo:line-height="100%" fo:text-align="start" style:justify-single-word="false"/>
      <style:text-properties officeooo:paragraph-rsid="0028c5db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 fo:line-height="100%"/>
      <style:text-properties officeooo:paragraph-rsid="00209b01"/>
    </style:style>
    <style:style style:name="P12" style:family="paragraph" style:parent-style-name="Preformatted_20_Text">
      <style:paragraph-properties fo:margin-top="0cm" fo:margin-bottom="0.499cm" loext:contextual-spacing="false" fo:line-height="100%"/>
      <style:text-properties officeooo:paragraph-rsid="001f660a"/>
    </style:style>
    <style:style style:name="P13" style:family="paragraph" style:parent-style-name="Preformatted_20_Text">
      <style:paragraph-properties fo:margin-top="0cm" fo:margin-bottom="0.499cm" loext:contextual-spacing="false" fo:line-height="100%"/>
      <style:text-properties officeooo:paragraph-rsid="002130be"/>
    </style:style>
    <style:style style:name="P1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130be"/>
    </style:style>
    <style:style style:name="P1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1a6b9"/>
    </style:style>
    <style:style style:name="P1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38ef8"/>
    </style:style>
    <style:style style:name="P17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52f84"/>
    </style:style>
    <style:style style:name="P1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5f164"/>
    </style:style>
    <style:style style:name="P1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666b7"/>
    </style:style>
    <style:style style:name="P20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7a594"/>
    </style:style>
    <style:style style:name="P21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8535f"/>
    </style:style>
    <style:style style:name="P2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8c5db"/>
    </style:style>
    <style:style style:name="P2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bf052"/>
    </style:style>
    <style:style style:name="P2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officeooo:paragraph-rsid="002bf052" fo:background-color="#9999ff"/>
    </style:style>
    <style:style style:name="P2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2bf052" officeooo:paragraph-rsid="002bf052" fo:background-color="transparent" style:font-weight-asian="bold" style:font-weight-complex="bold"/>
    </style:style>
    <style:style style:name="P2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2d31a8" officeooo:paragraph-rsid="002d31a8" style:font-weight-asian="bold" style:font-weight-complex="bold"/>
    </style:style>
    <style:style style:name="P27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2e85b9" officeooo:paragraph-rsid="002e85b9" style:font-weight-asian="bold" style:font-weight-complex="bold"/>
    </style:style>
    <style:style style:name="P2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2fc2c6" officeooo:paragraph-rsid="002fc2c6" style:font-weight-asian="bold" style:font-weight-complex="bold"/>
    </style:style>
    <style:style style:name="P2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313e81" officeooo:paragraph-rsid="00313e81" style:font-weight-asian="bold" style:font-weight-complex="bold"/>
    </style:style>
    <style:style style:name="P30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33892a" officeooo:paragraph-rsid="0033892a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349b57" officeooo:paragraph-rsid="00349b57" style:font-weight-asian="bold" style:font-weight-complex="bold"/>
    </style:style>
    <style:style style:name="P3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weight="bold" officeooo:rsid="0035b037" officeooo:paragraph-rsid="0035b037" style:font-weight-asian="bold" style:font-weight-complex="bold"/>
    </style:style>
    <style:style style:name="P3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12pt" fo:font-style="italic" style:text-underline-style="solid" style:text-underline-width="auto" style:text-underline-color="font-color" fo:font-weight="bold" officeooo:paragraph-rsid="002d31a8" fo:background-color="#9999ff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12pt" fo:font-style="italic" style:text-underline-style="solid" style:text-underline-width="auto" style:text-underline-color="font-color" fo:font-weight="bold" officeooo:paragraph-rsid="0033892a" fo:background-color="#9999ff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fo:font-style="normal" style:text-underline-style="none" fo:font-weight="normal" officeooo:paragraph-rsid="002d31a8" fo:background-color="#9999ff" style:font-size-asian="7pt" style:font-style-asian="normal" style:font-weight-asian="normal" style:font-size-complex="8pt" style:font-style-complex="normal" style:font-weight-complex="normal"/>
    </style:style>
    <style:style style:name="P36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officeooo:paragraph-rsid="00238ef8"/>
    </style:style>
    <style:style style:name="P37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officeooo:paragraph-rsid="002bf052"/>
    </style:style>
    <style:style style:name="P38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officeooo:paragraph-rsid="002d31a8"/>
    </style:style>
    <style:style style:name="P39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weight="bold" officeooo:rsid="002d31a8" officeooo:paragraph-rsid="002d31a8" style:font-weight-asian="bold" style:font-weight-complex="bold"/>
    </style:style>
    <style:style style:name="P40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weight="bold" officeooo:rsid="00313e81" officeooo:paragraph-rsid="00313e81" style:font-weight-asian="bold" style:font-weight-complex="bold"/>
    </style:style>
    <style:style style:name="P41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weight="bold" officeooo:rsid="00349b57" officeooo:paragraph-rsid="0035b037" style:font-weight-asian="bold" style:font-weight-complex="bold"/>
    </style:style>
    <style:style style:name="P42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weight="normal" officeooo:rsid="002d31a8" officeooo:paragraph-rsid="002d31a8" style:font-weight-asian="normal" style:font-weight-complex="normal"/>
    </style:style>
    <style:style style:name="P43" style:family="paragraph" style:parent-style-name="Heading_20_2">
      <style:paragraph-properties fo:margin-top="0cm" fo:margin-bottom="0.499cm" loext:contextual-spacing="false" fo:line-height="100%" fo:text-align="start" style:justify-single-word="false"/>
      <style:text-properties officeooo:paragraph-rsid="0028c5db"/>
    </style:style>
    <style:style style:name="P44" style:family="paragraph" style:parent-style-name="Heading_20_2">
      <style:paragraph-properties fo:margin-top="0cm" fo:margin-bottom="0.499cm" loext:contextual-spacing="false" fo:line-height="100%"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fc2c6" officeooo:paragraph-rsid="002fc2c6" fo:background-color="#9999ff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Heading_20_3">
      <style:paragraph-properties fo:margin-top="0cm" fo:margin-bottom="0.499cm" loext:contextual-spacing="false" fo:line-height="100%"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d31a8" officeooo:paragraph-rsid="002d31a8" fo:background-color="#9999ff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8pt" fo:font-weight="bold" officeooo:paragraph-rsid="001e89a8" style:font-size-asian="18pt" style:font-weight-asian="bold" style:font-size-complex="18pt"/>
    </style:style>
    <style:style style:name="P4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1e89a8" style:font-size-asian="20pt" style:font-size-complex="20pt"/>
    </style:style>
    <style:style style:name="P48" style:family="paragraph" style:parent-style-name="Text_20_body" style:list-style-name="L1"/>
    <style:style style:name="P49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officeooo:rsid="00252f84" officeooo:paragraph-rsid="00252f84"/>
    </style:style>
    <style:style style:name="P50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2e85b9" officeooo:paragraph-rsid="002e85b9" fo:background-color="transparent" style:font-size-asian="8pt" style:font-weight-asian="normal" style:font-size-complex="8pt" style:font-weight-complex="normal"/>
    </style:style>
    <style:style style:name="P51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2fc2c6" officeooo:paragraph-rsid="002fc2c6" fo:background-color="transparent" style:font-size-asian="8pt" style:font-weight-asian="normal" style:font-size-complex="8pt" style:font-weight-complex="normal"/>
    </style:style>
    <style:style style:name="P52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35b037" officeooo:paragraph-rsid="0035b037" fo:background-color="transparent" style:font-size-asian="8pt" style:font-weight-asian="normal" style:font-size-complex="8pt" style:font-weight-complex="normal"/>
    </style:style>
    <style:style style:name="P53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36d8f8" officeooo:paragraph-rsid="0036d8f8" fo:background-color="transparent" style:font-size-asian="8pt" style:font-weight-asian="normal" style:font-size-complex="8pt" style:font-weight-complex="normal"/>
    </style:style>
    <style:style style:name="P54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38962e" officeooo:paragraph-rsid="0038962e" fo:background-color="transparent" style:font-size-asian="8pt" style:font-weight-asian="normal" style:font-size-complex="8pt" style:font-weight-complex="normal"/>
    </style:style>
    <style:style style:name="P55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3e7b12" officeooo:paragraph-rsid="003e7b12" fo:background-color="transparent" style:font-size-asian="8pt" style:font-weight-asian="normal" style:font-size-complex="8pt" style:font-weight-complex="normal"/>
    </style:style>
    <style:style style:name="P56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normal" officeooo:rsid="003ebb5a" officeooo:paragraph-rsid="003ebb5a" fo:background-color="transparent" style:font-size-asian="8pt" style:font-weight-asian="normal" style:font-size-complex="8pt" style:font-weight-complex="normal"/>
    </style:style>
    <style:style style:name="P57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bold" officeooo:rsid="002fc2c6" officeooo:paragraph-rsid="002fc2c6" fo:background-color="transparent" style:font-size-asian="8pt" style:font-weight-asian="bold" style:font-size-complex="8pt" style:font-weight-complex="bold"/>
    </style:style>
    <style:style style:name="P58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bold" officeooo:rsid="0033892a" officeooo:paragraph-rsid="0033892a" fo:background-color="transparent" style:font-size-asian="8pt" style:font-weight-asian="bold" style:font-size-complex="8pt" style:font-weight-complex="bold"/>
    </style:style>
    <style:style style:name="P59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bold" officeooo:rsid="0035b037" officeooo:paragraph-rsid="0035b037" fo:background-color="transparent" style:font-size-asian="8pt" style:font-weight-asian="bold" style:font-size-complex="8pt" style:font-weight-complex="bold"/>
    </style:style>
    <style:style style:name="P60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bold" officeooo:rsid="0038caa2" officeooo:paragraph-rsid="0038caa2" fo:background-color="transparent" style:font-size-asian="8pt" style:font-weight-asian="bold" style:font-size-complex="8pt" style:font-weight-complex="bold"/>
    </style:style>
    <style:style style:name="P61" style:family="paragraph" style:parent-style-name="Preformatted_20_Text">
      <style:paragraph-properties fo:margin-top="0cm" fo:margin-bottom="0.499cm" loext:contextual-spacing="false" fo:line-height="100%" fo:text-align="start" style:justify-single-word="false" fo:padding="0.074cm" fo:border-left="none" fo:border-right="none" fo:border-top="none" fo:border-bottom="0.06pt solid #000000" style:join-border="false"/>
      <style:text-properties fo:font-size="8pt" style:text-underline-style="none" fo:font-weight="bold" officeooo:rsid="0044e318" officeooo:paragraph-rsid="0044e318" fo:background-color="transparent" style:font-size-asian="8pt" style:font-weight-asian="bold" style:font-size-complex="8pt" style:font-weight-complex="bold"/>
    </style:style>
    <style:style style:name="P6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12pt" fo:font-style="italic" style:text-underline-style="solid" style:text-underline-width="auto" style:text-underline-color="font-color" fo:font-weight="bold" officeooo:paragraph-rsid="002bf052" fo:background-color="#9999ff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44e318" officeooo:paragraph-rsid="0044e318" fo:background-color="#6666ff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2d31a8" officeooo:paragraph-rsid="002d31a8" fo:background-color="transparent" style:font-size-asian="8pt" style:font-weight-asian="bold" style:font-size-complex="8pt" style:font-weight-complex="bold"/>
    </style:style>
    <style:style style:name="P6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2e85b9" officeooo:paragraph-rsid="002e85b9" fo:background-color="transparent" style:font-size-asian="8pt" style:font-weight-asian="bold" style:font-size-complex="8pt" style:font-weight-complex="bold"/>
    </style:style>
    <style:style style:name="P6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2fc2c6" officeooo:paragraph-rsid="002fc2c6" fo:background-color="transparent" style:font-size-asian="8pt" style:font-weight-asian="bold" style:font-size-complex="8pt" style:font-weight-complex="bold"/>
    </style:style>
    <style:style style:name="P67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13e81" officeooo:paragraph-rsid="00313e81" fo:background-color="transparent" style:font-size-asian="8pt" style:font-weight-asian="bold" style:font-size-complex="8pt" style:font-weight-complex="bold"/>
    </style:style>
    <style:style style:name="P6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3892a" officeooo:paragraph-rsid="0033892a" fo:background-color="transparent" style:font-size-asian="8pt" style:font-weight-asian="bold" style:font-size-complex="8pt" style:font-weight-complex="bold"/>
    </style:style>
    <style:style style:name="P6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49b57" officeooo:paragraph-rsid="00349b57" fo:background-color="transparent" style:font-size-asian="8pt" style:font-weight-asian="bold" style:font-size-complex="8pt" style:font-weight-complex="bold"/>
    </style:style>
    <style:style style:name="P70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5b037" officeooo:paragraph-rsid="0035b037" fo:background-color="transparent" style:font-size-asian="8pt" style:font-weight-asian="bold" style:font-size-complex="8pt" style:font-weight-complex="bold"/>
    </style:style>
    <style:style style:name="P71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6d8f8" officeooo:paragraph-rsid="0036d8f8" fo:background-color="transparent" style:font-size-asian="8pt" style:font-weight-asian="bold" style:font-size-complex="8pt" style:font-weight-complex="bold"/>
    </style:style>
    <style:style style:name="P72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8962e" officeooo:paragraph-rsid="0038962e" fo:background-color="transparent" style:font-size-asian="8pt" style:font-weight-asian="bold" style:font-size-complex="8pt" style:font-weight-complex="bold"/>
    </style:style>
    <style:style style:name="P73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8caa2" officeooo:paragraph-rsid="0038caa2" fo:background-color="transparent" style:font-size-asian="8pt" style:font-weight-asian="bold" style:font-size-complex="8pt" style:font-weight-complex="bold"/>
    </style:style>
    <style:style style:name="P74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96cdd" officeooo:paragraph-rsid="0038caa2" fo:background-color="transparent" style:font-size-asian="8pt" style:font-weight-asian="bold" style:font-size-complex="8pt" style:font-weight-complex="bold"/>
    </style:style>
    <style:style style:name="P75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e7b12" officeooo:paragraph-rsid="003e7b12" fo:background-color="transparent" style:font-size-asian="8pt" style:font-weight-asian="bold" style:font-size-complex="8pt" style:font-weight-complex="bold"/>
    </style:style>
    <style:style style:name="P76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3fba2f" officeooo:paragraph-rsid="003fba2f" fo:background-color="transparent" style:font-size-asian="8pt" style:font-weight-asian="bold" style:font-size-complex="8pt" style:font-weight-complex="bold"/>
    </style:style>
    <style:style style:name="P77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41be4b" officeooo:paragraph-rsid="0041be4b" fo:background-color="transparent" style:font-size-asian="8pt" style:font-weight-asian="bold" style:font-size-complex="8pt" style:font-weight-complex="bold"/>
    </style:style>
    <style:style style:name="P78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41be4b" officeooo:paragraph-rsid="0042ec42" fo:background-color="transparent" style:font-size-asian="8pt" style:font-weight-asian="bold" style:font-size-complex="8pt" style:font-weight-complex="bold"/>
    </style:style>
    <style:style style:name="P79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42ec42" officeooo:paragraph-rsid="0042ec42" fo:background-color="transparent" style:font-size-asian="8pt" style:font-weight-asian="bold" style:font-size-complex="8pt" style:font-weight-complex="bold"/>
    </style:style>
    <style:style style:name="P80" style:family="paragraph" style:parent-style-name="Preformatted_20_Text">
      <style:paragraph-properties fo:margin-top="0cm" fo:margin-bottom="0.499cm" loext:contextual-spacing="false" fo:line-height="100%" fo:text-align="start" style:justify-single-word="false"/>
      <style:text-properties fo:font-size="8pt" style:text-underline-style="none" fo:font-weight="bold" officeooo:rsid="0044e318" officeooo:paragraph-rsid="0044e318" fo:background-color="transparent" style:font-size-asian="8pt" style:font-weight-asian="bold" style:font-size-complex="8pt" style:font-weight-complex="bold"/>
    </style:style>
    <style:style style:name="P81" style:family="paragraph" style:parent-style-name="Heading_20_2">
      <style:paragraph-properties fo:margin-top="0cm" fo:margin-bottom="0.499cm" loext:contextual-spacing="false" fo:line-height="100%" fo:text-align="start" style:justify-single-word="false"/>
      <style:text-properties fo:font-size="8pt" fo:font-style="normal" style:text-underline-style="none" fo:font-weight="bold" officeooo:rsid="002fc2c6" officeooo:paragraph-rsid="0033892a" fo:background-color="transparent" style:font-size-asian="8pt" style:font-style-asian="normal" style:font-weight-asian="bold" style:font-size-complex="8pt" style:font-style-complex="normal" style:font-weight-complex="bold"/>
    </style:style>
    <style:style style:name="P82" style:family="paragraph">
      <loext:graphic-properties draw:fill="none" draw:fill-color="#ffffff"/>
    </style:style>
    <style:style style:name="P83" style:family="paragraph">
      <style:paragraph-properties fo:margin-top="0cm" fo:margin-bottom="0.499cm" fo:line-height="100%"/>
    </style:style>
    <style:style style:name="P84" style:family="paragraph">
      <loext:graphic-properties draw:fill="none" draw:fill-color="#ffffff"/>
      <style:paragraph-properties fo:margin-top="0cm" fo:margin-bottom="0.499cm" fo:line-height="100%"/>
      <style:text-properties fo:font-size="8pt" fo:font-weight="bold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officeooo:rsid="001e89a8" style:font-size-asian="20pt" style:font-size-complex="20pt"/>
    </style:style>
    <style:style style:name="T3" style:family="text">
      <style:text-properties fo:font-weight="bold" officeooo:rsid="002bf052" fo:background-color="transparent" loext:char-shading-value="0" style:font-weight-asian="bold" style:font-weight-complex="bold"/>
    </style:style>
    <style:style style:name="T4" style:family="text">
      <style:text-properties fo:font-size="8pt" fo:font-weight="normal" officeooo:rsid="001f660a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2130be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21a6b9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238ef8" style:font-size-asian="8pt" style:font-weight-asian="normal" style:font-size-complex="8pt" style:font-weight-complex="normal"/>
    </style:style>
    <style:style style:name="T8" style:family="text">
      <style:text-properties fo:font-size="8pt" fo:font-weight="bold" officeooo:rsid="001f660a" style:font-size-asian="8pt" style:font-weight-asian="bold" style:font-size-complex="8pt" style:font-weight-complex="bold"/>
    </style:style>
    <style:style style:name="T9" style:family="text">
      <style:text-properties fo:font-size="8pt" fo:font-weight="bold" officeooo:rsid="002130be" style:font-size-asian="8pt" style:font-weight-asian="bold" style:font-size-complex="8pt" style:font-weight-complex="bold"/>
    </style:style>
    <style:style style:name="T10" style:family="text">
      <style:text-properties fo:font-size="8pt" fo:font-weight="bold" officeooo:rsid="0021a6b9" style:font-size-asian="8pt" style:font-weight-asian="bold" style:font-size-complex="8pt" style:font-weight-complex="bold"/>
    </style:style>
    <style:style style:name="T11" style:family="text">
      <style:text-properties fo:font-size="8pt" fo:font-weight="bold" officeooo:rsid="00238ef8" style:font-size-asian="8pt" style:font-weight-asian="bold" style:font-size-complex="8pt" style:font-weight-complex="bold"/>
    </style:style>
    <style:style style:name="T12" style:family="text">
      <style:text-properties fo:font-size="8pt" fo:font-weight="bold" officeooo:rsid="00252f84" style:font-size-asian="8pt" style:font-weight-asian="bold" style:font-size-complex="8pt" style:font-weight-complex="bold"/>
    </style:style>
    <style:style style:name="T13" style:family="text">
      <style:text-properties fo:font-size="8pt" fo:font-weight="bold" officeooo:rsid="001f660a" fo:background-color="#ffff00" loext:char-shading-value="0" style:font-size-asian="8pt" style:font-weight-asian="bold" style:font-size-complex="8pt" style:font-weight-complex="bold"/>
    </style:style>
    <style:style style:name="T14" style:family="text">
      <style:text-properties fo:font-size="8pt" fo:font-weight="bold" officeooo:rsid="002130be" fo:background-color="#ffff00" loext:char-shading-value="0" style:font-size-asian="8pt" style:font-weight-asian="bold" style:font-size-complex="8pt" style:font-weight-complex="bold"/>
    </style:style>
    <style:style style:name="T15" style:family="text">
      <style:text-properties fo:font-size="8pt" fo:font-weight="bold" officeooo:rsid="00238ef8" fo:background-color="#ffff00" loext:char-shading-value="0" style:font-size-asian="8pt" style:font-weight-asian="bold" style:font-size-complex="8pt" style:font-weight-complex="bold"/>
    </style:style>
    <style:style style:name="T16" style:family="text">
      <style:text-properties fo:font-size="8pt" fo:font-style="normal" fo:font-weight="bold" officeooo:rsid="00209b01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font-size="8pt" fo:font-style="normal" fo:font-weight="bold" officeooo:rsid="002666b7" style:font-size-asian="8pt" style:font-style-asian="normal" style:font-weight-asian="bold" style:font-size-complex="8pt" style:font-style-complex="normal" style:font-weight-complex="bold"/>
    </style:style>
    <style:style style:name="T18" style:family="text">
      <style:text-properties fo:font-size="8pt" fo:font-style="normal" fo:font-weight="bold" officeooo:rsid="0027a594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font-size="8pt" fo:font-style="normal" fo:font-weight="bold" officeooo:rsid="002666b7" fo:background-color="#ffff00" loext:char-shading-value="0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font-size="8pt" fo:font-style="normal" fo:font-weight="bold" officeooo:rsid="002666b7" fo:background-color="#ffff00" loext:char-shading-value="0" style:font-size-asian="8pt" style:font-style-asian="normal" style:font-weight-asian="bold" style:font-size-complex="8pt" style:font-style-complex="normal" style:font-weight-complex="bold"/>
    </style:style>
    <style:style style:name="T21" style:family="text">
      <style:text-properties fo:font-size="8pt" fo:font-style="normal" fo:font-weight="bold" officeooo:rsid="0027a594" fo:background-color="#ffff00" loext:char-shading-value="0" style:font-size-asian="8pt" style:font-style-asian="normal" style:font-weight-asian="bold" style:font-size-complex="8pt" style:font-style-complex="normal" style:font-weight-complex="bold"/>
    </style:style>
    <style:style style:name="T22" style:family="text">
      <style:text-properties fo:font-size="8pt" fo:font-style="normal" fo:font-weight="bold" officeooo:rsid="0027a594" fo:background-color="#ffff00" loext:char-shading-value="0" style:font-size-asian="8pt" style:font-style-asian="normal" style:font-weight-asian="bold" style:font-size-complex="8pt" style:font-style-complex="normal" style:font-weight-complex="bold"/>
    </style:style>
    <style:style style:name="T23" style:family="text">
      <style:text-properties fo:font-size="8pt" fo:font-style="normal" fo:font-weight="bold" officeooo:rsid="00209b01" fo:background-color="#ffff00" loext:char-shading-value="0" style:font-size-asian="8pt" style:font-style-asian="normal" style:font-weight-asian="bold" style:font-size-complex="8pt" style:font-style-complex="normal" style:font-weight-complex="bold"/>
    </style:style>
    <style:style style:name="T24" style:family="text">
      <style:text-properties fo:font-size="8pt" fo:font-style="normal" fo:font-weight="bold" officeooo:rsid="0028535f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25" style:family="text">
      <style:text-properties fo:font-size="8pt" fo:font-style="normal" fo:font-weight="bold" officeooo:rsid="0028c5db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26" style:family="text">
      <style:text-properties fo:font-size="8pt" fo:font-style="normal" fo:font-weight="bold" officeooo:rsid="002666b7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27" style:family="text">
      <style:text-properties fo:font-size="8pt" fo:font-style="normal" fo:font-weight="bold" officeooo:rsid="0028c5db" fo:background-color="#ffff66" loext:char-shading-value="0" style:font-size-asian="8pt" style:font-style-asian="normal" style:font-weight-asian="bold" style:font-size-complex="8pt" style:font-style-complex="normal" style:font-weight-complex="bold"/>
    </style:style>
    <style:style style:name="T28" style:family="text">
      <style:text-properties fo:font-size="8pt" fo:font-style="normal" fo:font-weight="bold" officeooo:rsid="002666b7" fo:background-color="#ffff66" loext:char-shading-value="0" style:font-size-asian="8pt" style:font-style-asian="normal" style:font-weight-asian="bold" style:font-size-complex="8pt" style:font-style-complex="normal" style:font-weight-complex="bold"/>
    </style:style>
    <style:style style:name="T29" style:family="text">
      <style:text-properties fo:font-size="8pt" fo:font-style="normal" fo:font-weight="bold" officeooo:rsid="0028535f" fo:background-color="#ffff66" loext:char-shading-value="0" style:font-size-asian="8pt" style:font-style-asian="normal" style:font-weight-asian="bold" style:font-size-complex="8pt" style:font-style-complex="normal" style:font-weight-complex="bold"/>
    </style:style>
    <style:style style:name="T30" style:family="text">
      <style:text-properties fo:font-size="8pt" fo:font-style="normal" fo:font-weight="normal" officeooo:rsid="00209b01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font-size="8pt" fo:font-style="normal" fo:font-weight="normal" officeooo:rsid="002666b7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font-size="8pt" fo:font-style="normal" fo:font-weight="normal" officeooo:rsid="0021a6b9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font-size="8pt" fo:font-style="normal" fo:font-weight="normal" officeooo:rsid="0027a594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font-size="8pt" fo:font-style="normal" fo:font-weight="normal" officeooo:rsid="0028c5d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font-size="8pt" fo:font-style="normal" style:text-underline-style="none" fo:font-weight="normal" officeooo:rsid="0028535f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6" style:family="text">
      <style:text-properties fo:font-size="8pt" fo:font-style="normal" style:text-underline-style="none" fo:font-weight="normal" officeooo:rsid="0028c5d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37" style:family="text">
      <style:text-properties fo:font-size="8pt" fo:font-style="normal" style:text-underline-style="none" fo:font-weight="normal" officeooo:rsid="002bf052" fo:background-color="transparent" loext:char-shading-value="0" style:font-size-asian="7pt" style:font-style-asian="normal" style:font-weight-asian="normal" style:font-size-complex="8pt" style:font-style-complex="normal" style:font-weight-complex="normal"/>
    </style:style>
    <style:style style:name="T38" style:family="text">
      <style:text-properties fo:font-size="8pt" fo:font-style="normal" style:text-underline-style="none" fo:font-weight="bold" officeooo:rsid="0028535f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39" style:family="text">
      <style:text-properties fo:font-size="8pt" fo:font-style="normal" style:text-underline-style="none" fo:font-weight="bold" officeooo:rsid="0028c5db" fo:background-color="transparent" loext:char-shading-value="0" style:font-size-asian="8pt" style:font-style-asian="normal" style:font-weight-asian="bold" style:font-size-complex="8pt" style:font-style-complex="normal" style:font-weight-complex="bold"/>
    </style:style>
    <style:style style:name="T40" style:family="text">
      <style:text-properties fo:font-size="8pt" fo:font-style="normal" style:text-underline-style="none" fo:font-weight="bold" officeooo:rsid="002bf052" fo:background-color="transparent" loext:char-shading-value="0" style:font-size-asian="7pt" style:font-style-asian="normal" style:font-weight-asian="bold" style:font-size-complex="8pt" style:font-style-complex="normal" style:font-weight-complex="bold"/>
    </style:style>
    <style:style style:name="T41" style:family="text">
      <style:text-properties fo:font-size="8pt" fo:font-style="normal" style:text-underline-style="none" fo:font-weight="bold" officeooo:rsid="0028535f" fo:background-color="#ffff66" loext:char-shading-value="0" style:font-size-asian="8pt" style:font-style-asian="normal" style:font-weight-asian="bold" style:font-size-complex="8pt" style:font-style-complex="normal" style:font-weight-complex="bold"/>
    </style:style>
    <style:style style:name="T42" style:family="text">
      <style:text-properties fo:font-size="8pt" fo:font-style="normal" style:text-underline-style="none" fo:font-weight="bold" officeooo:rsid="0028c5db" fo:background-color="#ffff66" loext:char-shading-value="0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fo:font-size="8pt" fo:font-style="normal" style:text-underline-style="none" fo:font-weight="bold" officeooo:rsid="002bf052" fo:background-color="#ffff66" loext:char-shading-value="0" style:font-size-asian="7pt" style:font-style-asian="normal" style:font-weight-asian="bold" style:font-size-complex="8pt" style:font-style-complex="normal" style:font-weight-complex="bold"/>
    </style:style>
    <style:style style:name="T44" style:family="text">
      <style:text-properties fo:font-size="8pt" fo:font-style="italic" fo:font-weight="normal" officeooo:rsid="00252f84" style:font-size-asian="8pt" style:font-style-asian="italic" style:font-weight-asian="normal" style:font-size-complex="8pt" style:font-style-complex="italic" style:font-weight-complex="normal"/>
    </style:style>
    <style:style style:name="T45" style:family="text">
      <style:text-properties fo:font-size="8pt" fo:font-style="italic" fo:font-weight="normal" officeooo:rsid="0025f164" style:font-size-asian="8pt" style:font-style-asian="italic" style:font-weight-asian="normal" style:font-size-complex="8pt" style:font-style-complex="italic" style:font-weight-complex="normal"/>
    </style:style>
    <style:style style:name="T46" style:family="text">
      <style:text-properties fo:font-size="8pt" style:text-underline-style="none" fo:font-weight="bold" officeooo:rsid="002d31a8" fo:background-color="transparent" loext:char-shading-value="0" style:font-size-asian="8pt" style:font-weight-asian="bold" style:font-size-complex="8pt" style:font-weight-complex="bold"/>
    </style:style>
    <style:style style:name="T47" style:family="text">
      <style:text-properties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48" style:family="text">
      <style:text-properties fo:font-size="8pt" style:text-underline-style="none" fo:background-color="transparent" loext:char-shading-value="0" style:font-size-asian="8pt" style:font-size-complex="8pt"/>
    </style:style>
    <style:style style:name="T49" style:family="text">
      <style:text-properties fo:font-size="8pt" style:text-underline-style="none" officeooo:rsid="002e85b9" fo:background-color="transparent" loext:char-shading-value="0" style:font-size-asian="8pt" style:font-size-complex="8pt"/>
    </style:style>
    <style:style style:name="T50" style:family="text">
      <style:text-properties fo:font-size="8pt" style:text-underline-style="none" officeooo:rsid="0033892a" fo:background-color="transparent" loext:char-shading-value="0" style:font-size-asian="8pt" style:font-size-complex="8pt"/>
    </style:style>
    <style:style style:name="T51" style:family="text">
      <style:text-properties fo:font-size="8pt" style:text-underline-style="none" officeooo:rsid="0035b037" fo:background-color="transparent" loext:char-shading-value="0" style:font-size-asian="8pt" style:font-size-complex="8pt"/>
    </style:style>
    <style:style style:name="T52" style:family="text">
      <style:text-properties fo:font-size="8pt" style:text-underline-style="none" officeooo:rsid="0041be4b" fo:background-color="transparent" loext:char-shading-value="0" style:font-size-asian="8pt" style:font-size-complex="8pt"/>
    </style:style>
    <style:style style:name="T53" style:family="text">
      <style:text-properties fo:font-size="8pt" style:text-underline-style="none" fo:background-color="#ffff66" loext:char-shading-value="0" style:font-size-asian="8pt" style:font-size-complex="8pt"/>
    </style:style>
    <style:style style:name="T54" style:family="text">
      <style:text-properties fo:font-size="12pt" fo:font-style="italic" style:text-underline-style="solid" style:text-underline-width="auto" style:text-underline-color="font-color" fo:font-weight="bold" officeooo:rsid="0025f164" fo:background-color="#9999ff" loext:char-shading-value="0" style:font-size-asian="12pt" style:font-style-asian="italic" style:font-weight-asian="bold" style:font-size-complex="12pt" style:font-style-complex="italic" style:font-weight-complex="bold"/>
    </style:style>
    <style:style style:name="T55" style:family="text">
      <style:text-properties fo:font-size="12pt" fo:font-style="italic" style:text-underline-style="solid" style:text-underline-width="auto" style:text-underline-color="font-color" fo:font-weight="bold" officeooo:rsid="0021a6b9" fo:background-color="#9999ff" loext:char-shading-value="0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size="12pt" fo:font-style="italic" style:text-underline-style="solid" style:text-underline-width="auto" style:text-underline-color="font-color" fo:font-weight="bold" officeooo:rsid="002130be" fo:background-color="#9999ff" loext:char-shading-value="0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fo:font-size="12pt" fo:font-style="italic" style:text-underline-style="solid" style:text-underline-width="auto" style:text-underline-color="font-color" fo:font-weight="bold" officeooo:rsid="0028535f" fo:background-color="#9999ff" loext:char-shading-value="0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2pt" fo:font-style="italic" style:text-underline-style="solid" style:text-underline-width="auto" style:text-underline-color="font-color" fo:font-weight="bold" officeooo:rsid="002bf052" fo:background-color="#9999ff" loext:char-shading-value="0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color="#000000" fo:font-size="8pt" fo:font-weight="bold" officeooo:rsid="002130be" style:font-size-asian="8pt" style:font-weight-asian="bold" style:font-size-complex="8pt" style:font-weight-complex="bold"/>
    </style:style>
    <style:style style:name="T60" style:family="text">
      <style:text-properties fo:background-color="transparent" loext:char-shading-value="0"/>
    </style:style>
    <style:style style:name="T61" style:family="text">
      <style:text-properties fo:background-color="#ffff66" loext:char-shading-value="0"/>
    </style:style>
    <style:style style:name="T62" style:family="text">
      <style:text-properties fo:background-color="#ffff66" loext:char-shading-value="0"/>
    </style:style>
    <style:style style:name="T63" style:family="text">
      <style:text-properties officeooo:rsid="0042ec42" fo:background-color="#ffff66" loext:char-shading-value="0"/>
    </style:style>
    <style:style style:name="T64" style:family="text">
      <style:text-properties officeooo:rsid="0042ec42" fo:background-color="#ffff66" loext:char-shading-value="0"/>
    </style:style>
    <style:style style:name="T65" style:family="text">
      <style:text-properties officeooo:rsid="002d31a8"/>
    </style:style>
    <style:style style:name="T66" style:family="text">
      <style:text-properties officeooo:rsid="002fc2c6"/>
    </style:style>
    <style:style style:name="T67" style:family="text">
      <style:text-properties officeooo:rsid="00313e81"/>
    </style:style>
    <style:style style:name="T68" style:family="text">
      <style:text-properties officeooo:rsid="0033892a"/>
    </style:style>
    <style:style style:name="T69" style:family="text">
      <style:text-properties officeooo:rsid="003a9b5a"/>
    </style:style>
    <style:style style:name="T70" style:family="text">
      <style:text-properties officeooo:rsid="003c1700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3fba2f"/>
    </style:style>
    <style:style style:name="T73" style:family="text">
      <style:text-properties officeooo:rsid="0040e178"/>
    </style:style>
    <style:style style:name="T74" style:family="text">
      <style:text-properties officeooo:rsid="0041be4b"/>
    </style:style>
    <style:style style:name="T75" style:family="text">
      <style:text-properties officeooo:rsid="0042ec42"/>
    </style:style>
    <style:style style:name="T76" style:family="text">
      <style:text-properties fo:font-size="8pt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4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НИУ <text:s/>МЭИ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Отчёт</text:p>
      <text:p text:style-name="P4"><text:s/>По </text:p>
      <text:p text:style-name="P1"><text:span text:style-name="T1"><text:s/>Лабораторной работе №</text:span><text:span text:style-name="T2">2</text:span></text:p>
      <text:p text:style-name="P4"/>
      <text:p text:style-name="P4"/>
      <text:p text:style-name="P4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<text:s text:c="89"/>Выполнил:</text:p>
      <text:p text:style-name="P5"><text:s text:c="93"/>Студент <text:s text:c="28"/>Потылико Н. А.</text:p>
      <text:p text:style-name="P5"><text:s text:c="95"/>Группа <text:s text:c="28"/>А-01-18</text:p>
      <text:p text:style-name="P5"><text:s text:c="93"/>Вариант <text:s text:c="28"/>17</text:p>
      <text:p text:style-name="P5"/>
      <text:p text:style-name="P5"/>
      <text:p text:style-name="P5"/>
      <text:p text:style-name="P5"><text:s text:c="82"/>Преподаватель: <text:s text:c="26"/>Мохов А.С.</text:p>
      <text:p text:style-name="P5"/>
      <text:p text:style-name="P5"/>
      <text:p text:style-name="P5"/>
      <text:p text:style-name="P1"/>
      <text:p text:style-name="P1">2019 г.</text:p>
      <text:p text:style-name="Standard"/>
      <text:h text:style-name="Heading_20_1" text:outline-level="1"><text:bookmark text:name="цель-работы"/><text:soft-page-break/>Цель работы</text:h>
      <text:list xml:id="list426149870527237330" text:style-name="L1">
        <text:list-item>
          <text:p text:style-name="P48">Знать понятия и компоненты систем контроля версий (СКВ), порядок и приемы работы с ними.</text:p>
        </text:list-item>
        <text:list-item>
          <text:p text:style-name="P48">Уметь участвовать в командной разработке, используя конкретную СКВ — Git, а также популярный хостинг репозитариев — GitHub.</text:p>
        </text:list-item>
      </text:list>
      <text:p text:style-name="Text_20_body"><text:bookmark text:name="выполнение-работы"/></text:p>
      <text:p text:style-name="P6">Ход работы:</text:p>
      <text:p text:style-name="P6"/>
      <text:p text:style-name="P6">1. Создаём папку “lab2”, заходим в терминал и с помощью команд:</text:p>
      <text:p text:style-name="P6"/>
      <text:p text:style-name="P11"><text:span text:style-name="Source_20_Text"><text:span text:style-name="T16">ulexx@Lexxbook:~/Рабочий стол/lab2$</text:span></text:span><text:span text:style-name="Source_20_Text"><text:span text:style-name="T23"> mkdir alice <text:s/></text:span></text:span><text:span text:style-name="Source_20_Text"><text:span text:style-name="T16"><text:s text:c="8"/></text:span></text:span><text:span text:style-name="Source_20_Text"><text:span text:style-name="T30">//создаём папку alice</text:span></text:span></text:p>
      <text:p text:style-name="P11"><text:span text:style-name="Source_20_Text"><text:span text:style-name="T16">ulexx@Lexxbook:~/Рабочий стол/lab2$ mkdir bob <text:s text:c="11"/></text:span></text:span><text:span text:style-name="Source_20_Text"><text:span text:style-name="T30">//создаём папку bob</text:span></text:span></text:p>
      <text:p text:style-name="P11"><text:span text:style-name="Source_20_Text"><text:span text:style-name="T8">ulexx@Lexxbook:~/Рабочий стол/lab2$ </text:span></text:span><text:span text:style-name="Source_20_Text"><text:span text:style-name="T13">cd alice</text:span></text:span><text:span text:style-name="Source_20_Text"><text:span text:style-name="T8"> <text:s text:c="11"/></text:span></text:span><text:span text:style-name="Source_20_Text"><text:span text:style-name="T4"><text:s/>//пепрешли в папку </text:span></text:span><text:span text:style-name="Source_20_Text"><text:span text:style-name="T30">alice</text:span></text:span></text:p>
      <text:p text:style-name="P12"><text:span text:style-name="Source_20_Text"><text:span text:style-name="T8">ulexx@Lexxbook:~/Рабочий стол/lab2/alice$ mkdir project <text:s/></text:span></text:span><text:span text:style-name="Source_20_Text"><text:span text:style-name="T4">//создали папку project</text:span></text:span></text:p>
      <text:p text:style-name="P12"><text:span text:style-name="Source_20_Text"><text:span text:style-name="T8">ulexx@Lexxbook:~/Рабочий стол/lab2/alice$ cd project <text:s text:c="3"/></text:span></text:span><text:span text:style-name="Source_20_Text"><text:span text:style-name="T4"><text:s/>//перешли в папку project</text:span></text:span></text:p>
      <text:p text:style-name="P12"><text:span text:style-name="Source_20_Text"><text:span text:style-name="T8">ulexx@Lexxbook:~/Рабочий стол/lab2/alice/project$ cd .. <text:s/></text:span></text:span><text:span text:style-name="Source_20_Text"><text:span text:style-name="T4">//вышли из папки project в папку <text:s/>alice</text:span></text:span></text:p>
      <text:p text:style-name="P12"><text:span text:style-name="Source_20_Text"><text:span text:style-name="T8">ulexx@Lexxbook:~/Рабочий стол/lab2/alice$ cd project <text:s text:c="4"/></text:span></text:span><text:span text:style-name="Source_20_Text"><text:span text:style-name="T4">//перешли в папку project</text:span></text:span></text:p>
      <text:p text:style-name="P12"><text:span text:style-name="Source_20_Text"><text:span text:style-name="T8"/></text:span></text:p>
      <text:p text:style-name="P13"><text:span text:style-name="Source_20_Text"><text:span text:style-name="T56">2</text:span></text:span><text:bookmark text:name="инициализация-репозитария-и-настройка-git"/><text:span text:style-name="Source_20_Text"><text:span text:style-name="T56">Инициализация репозитария и настройка Git</text:span></text:span></text:p>
      <text:p text:style-name="P14"><text:span text:style-name="Source_20_Text"><text:span text:style-name="T9">ulexx@Lexxbook:~/Рабочий стол/lab2/alice/project$ </text:span></text:span><text:span text:style-name="Source_20_Text"><text:span text:style-name="T14">git init</text:span></text:span><text:span text:style-name="Source_20_Text"><text:span text:style-name="T9"> <text:s text:c="3"/></text:span></text:span><text:span text:style-name="Source_20_Text"><text:span text:style-name="T5">//Инициализируем репозитарий в текущем каталоге</text:span></text:span></text:p>
      <text:p text:style-name="P14"><text:span text:style-name="Source_20_Text"><text:span text:style-name="T9">Реинициализация существующего репозиторий Git в /home/ulexx/.local/share/Trash/files/project/.git/</text:span></text:span></text:p>
      <text:p text:style-name="P14"><text:span text:style-name="Source_20_Text"><text:span text:style-name="T9">ulexx@Lexxbook:~/Рабочий стол/lab2/alice/project$ </text:span></text:span><text:span text:style-name="Source_20_Text"><text:span text:style-name="T14">git config user.name 'Alice (PotylikoNA)'</text:span></text:span><text:span text:style-name="Source_20_Text"><text:span text:style-name="T9"> </text:span></text:span><text:span text:style-name="Source_20_Text"><text:span text:style-name="T5"><text:s/>//Настроим репозитарий Алисы, чтобы коммиты были от ее имени</text:span></text:span></text:p>
      <text:p text:style-name="P14"><text:span text:style-name="Source_20_Text"><text:span text:style-name="T9">ulexx@Lexxbook:~/Рабочий стол/lab2/alice/project$ git config user.email</text:span></text:span><text:span text:style-name="Source_20_Text"><text:span text:style-name="T59"> </text:span></text:span><text:a xlink:type="simple" xlink:href="mailto:'alice@example" text:style-name="Internet_20_link" text:visited-style-name="Visited_20_Internet_20_Link"><text:span text:style-name="Source_20_Text">'alice@example</text:span></text:a><text:a xlink:type="simple" xlink:href="mailto:'alice@example.com" text:style-name="Internet_20_link" text:visited-style-name="Visited_20_Internet_20_Link"><text:span text:style-name="Source_20_Text">.com</text:span></text:a><text:span text:style-name="Source_20_Text"><text:span text:style-name="T59">'</text:span></text:span><text:span text:style-name="Source_20_Text"><text:span text:style-name="T9"> <text:s/></text:span></text:span><text:span text:style-name="Source_20_Text"><text:span text:style-name="T5">//Настроим репозитарий Алисы, чтобы коммиты были от ее имени</text:span></text:span></text:p>
      <text:p text:style-name="P14"><text:span text:style-name="Source_20_Text"><text:span text:style-name="T9">ulexx@Lexxbook:~/Рабочий стол/lab2/alice/project$ </text:span></text:span><text:span text:style-name="Source_20_Text"><text:span text:style-name="T14">git status</text:span></text:span><text:span text:style-name="Source_20_Text"><text:span text:style-name="T9"> <text:s text:c="4"/></text:span></text:span><text:span text:style-name="Source_20_Text"><text:span text:style-name="T5">//просмотрим состояние рабочей копии</text:span></text:span></text:p>
      <text:p text:style-name="P15"><text:span text:style-name="Source_20_Text"><text:span text:style-name="T10">На ветке master</text:span></text:span></text:p>
      <text:p text:style-name="P15"><text:span text:style-name="Source_20_Text"><text:span text:style-name="T10">Начальный коммит</text:span></text:span></text:p>
      <text:p text:style-name="P15"><text:span text:style-name="Source_20_Text"><text:span text:style-name="T10">Неотслеживаемые файлы:</text:span></text:span></text:p>
      <text:p text:style-name="P15"><text:span text:style-name="Source_20_Text"><text:span text:style-name="T10"><text:s text:c="2"/>(используйте «git add &lt;файл&gt;…», чтобы добавить в то, что будет включено в коммит)</text:span></text:span></text:p>
      <text:p text:style-name="P15"><text:span text:style-name="Source_20_Text"><text:span text:style-name="T10"><text:tab/>main.cpp</text:span></text:span></text:p>
      <text:p text:style-name="P15"><text:span text:style-name="Source_20_Text"><text:span text:style-name="T10"><text:tab/>project.cbp</text:span></text:span></text:p>
      <text:p text:style-name="P15"><text:span text:style-name="Source_20_Text"><text:span text:style-name="T10">ничего не добавлено в коммит, но есть неотслеживаемые файлы (используйте «git add», чтобы отслеживать их)</text:span></text:span></text:p>
      <text:p text:style-name="P15"><text:span text:style-name="Source_20_Text"><text:span text:style-name="T10">ulexx@Lexxbook:~/Рабочий стол/lab2/alice/project$ git add main.cpp <text:s/></text:span></text:span><text:span text:style-name="Source_20_Text"><text:span text:style-name="T6">//Добавим файл main.cpp в отслеживаемые (в индекс)</text:span></text:span></text:p>
      <text:p text:style-name="P15"><text:span text:style-name="Source_20_Text"><text:span text:style-name="T10">ulexx@Lexxbook:~/Рабочий стол/lab2/alice/project$ git status </text:span></text:span><text:span text:style-name="Source_20_Text"><text:span text:style-name="T6"><text:s/>// просмотрим состояние рабочей копии</text:span></text:span></text:p>
      <text:p text:style-name="P15"><text:soft-page-break/><text:span text:style-name="Source_20_Text"><text:span text:style-name="T10">На ветке master</text:span></text:span></text:p>
      <text:p text:style-name="P15"><text:span text:style-name="Source_20_Text"><text:span text:style-name="T10">Начальный коммит</text:span></text:span></text:p>
      <text:p text:style-name="P15"><text:span text:style-name="Source_20_Text"><text:span text:style-name="T10">Изменения, которые будут включены в коммит:</text:span></text:span></text:p>
      <text:p text:style-name="P15"><text:span text:style-name="Source_20_Text"><text:span text:style-name="T10"><text:s text:c="2"/>(используйте «git rm --cached &lt;файл&gt;…», чтобы убрать из индекса)</text:span></text:span></text:p>
      <text:p text:style-name="P15"><text:span text:style-name="Source_20_Text"><text:span text:style-name="T10"><text:tab/>новый файл: <text:s text:c="3"/>main.cpp</text:span></text:span></text:p>
      <text:p text:style-name="P15"><text:span text:style-name="Source_20_Text"><text:span text:style-name="T10">Неотслеживаемые файлы:</text:span></text:span></text:p>
      <text:p text:style-name="P15"><text:span text:style-name="Source_20_Text"><text:span text:style-name="T10"><text:s text:c="2"/>(используйте «git add &lt;файл&gt;…», чтобы добавить в то, что будет включено в коммит)</text:span></text:span></text:p>
      <text:p text:style-name="P15"><text:span text:style-name="Source_20_Text"><text:span text:style-name="T10"><text:tab/>project.cbp</text:span></text:span></text:p>
      <text:p text:style-name="P15"><text:span text:style-name="Source_20_Text"><text:span text:style-name="T6">//создался новый фаил в комитах main.cpp</text:span></text:span></text:p>
      <text:p text:style-name="P15"><text:span text:style-name="Source_20_Text"><text:span text:style-name="T55">3</text:span></text:span><text:bookmark text:name="составление-сообщений-к-коммитам"/><text:span text:style-name="Source_20_Text"><text:span text:style-name="T55">Составление сообщений к коммитам</text:span></text:span></text:p>
      <text:p text:style-name="P16"><draw:frame text:anchor-type="paragraph" draw:z-index="1" draw:name="Фигура1" draw:style-name="gr2" draw:text-style-name="P84" svg:width="12.568cm" svg:height="3.417cm" svg:x="-0.185cm" svg:y="-0.273cm"><draw:text-box><text:p text:style-name="P83"><text:span text:style-name="T76">ulexx@Lexxbook:~/Рабочий стол/lab2/alice/project$ git commit -m 'code: заготовка программы'</text:span></text:p><text:p text:style-name="P83"><text:span text:style-name="T76">[master (корневой коммит) 597bf89] code: заготовка программы</text:span></text:p><text:p text:style-name="P83"><text:span text:style-name="T76"><text:s/></text:span><text:span text:style-name="T76">1 file changed, 9 insertions(+)</text:span></text:p><text:p text:style-name="P83"><text:span text:style-name="T76"><text:s/></text:span><text:span text:style-name="T76">create mode 100644 main.cpp</text:span></text:p></draw:text-box></draw:frame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/></text:span></text:p>
      <text:p text:style-name="P16"><text:span text:style-name="Source_20_Text"><text:span text:style-name="T11">//</text:span></text:span></text:p>
      <text:p text:style-name="P16"><text:span text:style-name="Source_20_Text"><text:span text:style-name="T11">ulexx@Lexxbook:~/Рабочий стол/lab2/alice/project$ </text:span></text:span><text:span text:style-name="Source_20_Text"><text:span text:style-name="T15">git add project.cbp <text:s/></text:span></text:span><text:span text:style-name="Source_20_Text"><text:span text:style-name="T11"><text:s/></text:span></text:span><text:span text:style-name="Source_20_Text"><text:span text:style-name="T6">//Добавим файл </text:span></text:span><text:span text:style-name="Source_20_Text"><text:span text:style-name="T7">project.cbp</text:span></text:span><text:span text:style-name="Source_20_Text"><text:span text:style-name="T6"> в отслеживаемые (в индекс)</text:span></text:span></text:p>
      <text:p text:style-name="P16"><text:span text:style-name="Source_20_Text"><text:span text:style-name="T11">ulexx@Lexxbook:~/Рабочий стол/lab2/alice/project$ </text:span></text:span><text:span text:style-name="Source_20_Text"><text:span text:style-name="T15">git commit -m 'build: заготовка проекта'</text:span></text:span><text:span text:style-name="Source_20_Text"><text:span text:style-name="T11"> </text:span></text:span><text:span text:style-name="Source_20_Text"><text:span text:style-name="T7"><text:s/>// делаем коммит с сообщением</text:span></text:span></text:p>
      <text:p text:style-name="P16"><text:span text:style-name="Source_20_Text"><text:span text:style-name="T11">[master 4dd06f5] build: заготовка проекта</text:span></text:span></text:p>
      <text:p text:style-name="P16"><text:span text:style-name="Source_20_Text"><text:span text:style-name="T11"><text:s/>1 file changed, 43 insertions(+)</text:span></text:span></text:p>
      <text:p text:style-name="P36"><text:span text:style-name="Source_20_Text"><text:span text:style-name="T11"><text:s/>create mode 100644 project.cb</text:span></text:span><text:span text:style-name="Source_20_Text"><text:span text:style-name="T12">p</text:span></text:span></text:p>
      <text:p text:style-name="P17"><text:span text:style-name="Source_20_Text"><text:span text:style-name="T44">я перенесла папку с лаботраторной работой в </text:span></text:span></text:p>
      <text:p text:style-name="P49"><draw:frame text:anchor-type="paragraph" draw:z-index="0" draw:style-name="gr1" draw:text-style-name="P82" svg:width="8.547cm" svg:height="0.532cm" svg:x="0.238cm" svg:y="0.332cm"><draw:text-box><text:p/></draw:text-box></draw:frame>/home/ulexx/Load1/lab2/alice/project</text:p>
      <text:p text:style-name="P17"><text:span text:style-name="Source_20_Text"><text:span text:style-name="T44"/></text:span></text:p>
      <text:p text:style-name="P18"><text:span text:style-name="Source_20_Text"><text:span text:style-name="T54">4</text:span></text:span><text:bookmark text:name="создание-коммитов-с-изменениями"/><text:span text:style-name="Source_20_Text"><text:span text:style-name="T54">Создание коммитов с изменениями</text:span></text:span></text:p>
      <text:p text:style-name="P7"><text:span text:style-name="Source_20_Text"><text:span text:style-name="T45">Заменим тело функции main() на ввод двух чисел:</text:span></text:span></text:p>
      <text:section text:style-name="Sect1" text:name="cb10">
        <text:p text:style-name="Preformatted_20_Text"><text:bookmark text:name="cb10-1"/><text:span text:style-name="Source_20_Text">cout &lt;&lt; "Enter A and B: ";</text:span></text:p>
        <text:p text:style-name="Preformatted_20_Text"><text:bookmark text:name="cb10-2"/><text:span text:style-name="Source_20_Text">int a, b;</text:span></text:p>
        <text:p text:style-name="P10"><text:bookmark text:name="cb10-3"/><text:span text:style-name="Source_20_Text">cin &gt;&gt; a &gt;&gt; b;</text:span></text:p>
      </text:section>
      <text:p text:style-name="P18"><text:span text:style-name="Source_20_Text"><text:span text:style-name="T45"/></text:span></text:p>
      <text:p text:style-name="P19"><text:span text:style-name="Source_20_Text"><text:span text:style-name="T19">1 способ-----</text:span></text:span></text:p>
      <text:p text:style-name="P19"><text:soft-page-break/><text:span text:style-name="Source_20_Text"><text:span text:style-name="T17">ulexx@Lexxbook:~/Load1/lab2/alice/project$ git </text:span></text:span><text:span text:style-name="Source_20_Text"><text:span text:style-name="T20">add main.cpp </text:span></text:span><text:span text:style-name="Source_20_Text"><text:span text:style-name="T17"><text:s text:c="3"/></text:span></text:span><text:span text:style-name="Source_20_Text"><text:span text:style-name="T31">//добавили новый проект (изменённый)</text:span></text:span></text:p>
      <text:p text:style-name="P19"><text:span text:style-name="Source_20_Text"><text:span text:style-name="T17">ulexx@Lexxbook:~/Load1/lab2/alice/project$ </text:span></text:span><text:span text:style-name="Source_20_Text"><text:span text:style-name="T26">git status <text:s text:c="2"/></text:span></text:span><text:span text:style-name="Source_20_Text"><text:span text:style-name="T17"><text:s text:c="6"/></text:span></text:span><text:span text:style-name="Source_20_Text"><text:span text:style-name="T32">// просмотрим состояние рабочей копии</text:span></text:span></text:p>
      <text:p text:style-name="P19"><text:span text:style-name="Source_20_Text"><text:span text:style-name="T17">На ветке master</text:span></text:span></text:p>
      <text:p text:style-name="P19"><text:span text:style-name="Source_20_Text"><text:span text:style-name="T17">Изменения, которые будут включены в коммит:</text:span></text:span></text:p>
      <text:p text:style-name="P19"><text:span text:style-name="Source_20_Text"><text:span text:style-name="T17"><text:s text:c="2"/>(используйте «git reset HEAD &lt;файл&gt;…», чтобы убрать из индекса)</text:span></text:span></text:p>
      <text:p text:style-name="P19"><text:span text:style-name="Source_20_Text"><text:span text:style-name="T17"><text:tab/>изменено: <text:s text:c="5"/>main.cpp</text:span></text:span></text:p>
      <text:p text:style-name="P19"><text:span text:style-name="Source_20_Text"><text:span text:style-name="T17">Неотслеживаемые файлы:</text:span></text:span></text:p>
      <text:p text:style-name="P19"><text:span text:style-name="Source_20_Text"><text:span text:style-name="T17"><text:s text:c="2"/>(используйте «git add &lt;файл&gt;…», чтобы добавить в то, что будет включено в коммит)</text:span></text:span></text:p>
      <text:p text:style-name="P19"><text:span text:style-name="Source_20_Text"><text:span text:style-name="T17"><text:tab/>project.layout</text:span></text:span></text:p>
      <text:p text:style-name="P19"><text:span text:style-name="Source_20_Text"><text:span text:style-name="T17">ulexx@Lexxbook:~/Load1/lab2/alice/project$ </text:span></text:span><text:span text:style-name="Source_20_Text"><text:span text:style-name="T28">git commit -m "code: замена тела функции" </text:span></text:span><text:span text:style-name="Source_20_Text"><text:span text:style-name="T17"><text:s text:c="7"/></text:span></text:span><text:span text:style-name="Source_20_Text"><text:span text:style-name="T31">//комитим</text:span></text:span></text:p>
      <text:p text:style-name="P19"><text:span text:style-name="Source_20_Text"><text:span text:style-name="T17">[master bac5fc5] code: замена тела функции</text:span></text:span></text:p>
      <text:p text:style-name="P19"><text:span text:style-name="Source_20_Text"><text:span text:style-name="T17"><text:s/>1 file changed, 3 insertions(+), 2 deletions(-)</text:span></text:span></text:p>
      <text:p text:style-name="P19"><text:span text:style-name="Source_20_Text"><text:span text:style-name="T19">2 способ----</text:span></text:span></text:p>
      <text:p text:style-name="P20"><text:span text:style-name="Source_20_Text"><text:span text:style-name="T18">ulexx@Lexxbook:~/Load1/lab2/alice/project$ </text:span></text:span><text:span text:style-name="Source_20_Text"><text:span text:style-name="T22">git add -u </text:span></text:span><text:span text:style-name="Source_20_Text"><text:span text:style-name="T18"><text:s text:c="4"/></text:span></text:span></text:p>
      <text:p text:style-name="P20"><text:span text:style-name="Source_20_Text"><text:span text:style-name="T18">ulexx@Lexxbook:~/Load1/lab2/alice/project$ </text:span></text:span><text:span text:style-name="Source_20_Text"><text:span text:style-name="T22">git commit -m "build: замена сумма и разность"</text:span></text:span></text:p>
      <text:p text:style-name="P20"><text:span text:style-name="Source_20_Text"><text:span text:style-name="T18">[master 2612dd8] build: замена сумма и разность</text:span></text:span></text:p>
      <text:p text:style-name="P20"><text:span text:style-name="Source_20_Text"><text:span text:style-name="T18"><text:s/>1 file changed, 5 insertions(+), 1 deletion(-)</text:span></text:span></text:p>
      <text:p text:style-name="P19"><text:span text:style-name="Source_20_Text"><text:span text:style-name="T17">//</text:span></text:span><text:span text:style-name="Source_20_Text"><text:span text:style-name="T31"> </text:span></text:span><text:span text:style-name="Source_20_Text"><text:span text:style-name="T33">мы изменили тело функции <text:s/>и перенесли её в хранилище потом закомитили и нам пишут, что один фаил изменён</text:span></text:span></text:p>
      <text:p text:style-name="P20"><text:span text:style-name="Source_20_Text"><text:span text:style-name="T21">3 способ----</text:span></text:span></text:p>
      <text:p text:style-name="P21"><text:span text:style-name="Source_20_Text"><text:span text:style-name="T24">ulexx@Lexxbook:~/Load1/lab2/alice/project$ </text:span></text:span><text:span text:style-name="Source_20_Text"><text:span text:style-name="T29">git commit -a -m "built-изменения суммы3"</text:span></text:span></text:p>
      <text:p text:style-name="P21"><text:span text:style-name="Source_20_Text"><text:span text:style-name="T24">[master 9102f5a] built-изменения суммы3</text:span></text:span></text:p>
      <text:p text:style-name="P21"><text:span text:style-name="Source_20_Text"><text:span text:style-name="T24"><text:s/>1 file changed, 3 insertions(+), 2 deletions(-)</text:span></text:span></text:p>
      <text:h text:style-name="P43" text:outline-level="2"><text:bookmark text:name="игнорирование-файлов"/><text:span text:style-name="Source_20_Text"><text:span text:style-name="T57">5Игнорирование файлов</text:span></text:span></text:h>
      <text:h text:style-name="P43" text:outline-level="2"><text:span text:style-name="Source_20_Text"><text:span text:style-name="T41">ulexx@Lexxbook:</text:span></text:span><text:span text:style-name="Source_20_Text"><text:span text:style-name="T38">~/Load1/lab2/alice/project$ git status</text:span></text:span></text:h>
      <text:p text:style-name="P8"><text:span text:style-name="Source_20_Text"><text:span text:style-name="T38">На ветке master</text:span></text:span></text:p>
      <text:p text:style-name="P8"><text:span text:style-name="Source_20_Text"><text:span text:style-name="T38">Неотслеживаемые файлы:</text:span></text:span></text:p>
      <text:p text:style-name="P8"><text:span text:style-name="Source_20_Text"><text:span text:style-name="T38"><text:s text:c="2"/>(используйте «git add &lt;файл&gt;…», чтобы добавить в то, что будет включено в коммит)</text:span></text:span></text:p>
      <text:p text:style-name="P9"><text:span text:style-name="Source_20_Text"><text:span text:style-name="T38"><text:tab/>bin/</text:span></text:span></text:p>
      <text:p text:style-name="P9"><text:span text:style-name="Source_20_Text"><text:span text:style-name="T38"><text:s text:c="7"/>obj/</text:span></text:span></text:p>
      <text:p text:style-name="P8"><text:span text:style-name="Source_20_Text"><text:span text:style-name="T38"><text:tab/>project.layout</text:span></text:span></text:p>
      <text:p text:style-name="P8"><text:span text:style-name="Source_20_Text"><text:span text:style-name="T38"/></text:span></text:p>
      <text:p text:style-name="P8"><text:soft-page-break/><text:span text:style-name="Source_20_Text"><text:span text:style-name="T38">ничего не добавлено в коммит, но есть неотслеживаемые файлы (используйте «git add», чтобы отслеживать их)</text:span></text:span></text:p>
      <text:p text:style-name="P9"><text:span text:style-name="Source_20_Text"><text:span text:style-name="T35">//</text:span></text:span><text:span text:style-name="Source_20_Text"><text:span text:style-name="T36">создали текстовый фаил.gitignore <text:s/>в него записали /bin <text:s/>/obj , в командной строке проверяем статус:</text:span></text:span></text:p>
      <text:p text:style-name="P22"><text:span text:style-name="Source_20_Text"><text:span text:style-name="T27">ulexx@Lexxbook:</text:span></text:span><text:span text:style-name="Source_20_Text"><text:span text:style-name="T25">~/Load1/lab2/alice/project$ git status</text:span></text:span></text:p>
      <text:p text:style-name="P22"><text:span text:style-name="Source_20_Text"><text:span text:style-name="T25">На ветке master</text:span></text:span></text:p>
      <text:p text:style-name="P22"><text:span text:style-name="Source_20_Text"><text:span text:style-name="T25">Неотслеживаемые файлы:</text:span></text:span></text:p>
      <text:p text:style-name="P22"><text:span text:style-name="Source_20_Text"><text:span text:style-name="T25"><text:s text:c="2"/>(используйте «git add &lt;файл&gt;…», чтобы добавить в то, что будет включено в коммит)</text:span></text:span></text:p>
      <text:p text:style-name="P22"><text:span text:style-name="Source_20_Text"><text:span text:style-name="T25"><text:tab/>.gitignore</text:span></text:span></text:p>
      <text:p text:style-name="P22"><text:span text:style-name="Source_20_Text"><text:span text:style-name="T25"><text:tab/>project.layout</text:span></text:span></text:p>
      <text:p text:style-name="P22"><text:span text:style-name="Source_20_Text"><text:span text:style-name="T25">ничего не добавлено в коммит, но есть неотслеживаемые файлы (используйте «git add», чтобы отслеживать их)</text:span></text:span></text:p>
      <text:p text:style-name="P22"><text:span text:style-name="Source_20_Text"><text:span text:style-name="T34">//теперь паки не видны <text:s/></text:span></text:span><text:span text:style-name="Source_20_Text"><text:span text:style-name="T38">bin</text:span></text:span><text:span text:style-name="Source_20_Text"><text:span text:style-name="T39">/ </text:span></text:span><text:span text:style-name="Source_20_Text"><text:span text:style-name="T38"><text:s/>obj/</text:span></text:span></text:p>
      <text:p text:style-name="P22"><text:span text:style-name="Source_20_Text"><text:span text:style-name="T42">ulexx@Lexxbook:</text:span></text:span><text:span text:style-name="Source_20_Text"><text:span text:style-name="T39">~/Load1/lab2/alice/project$ git add .gitignore</text:span></text:span></text:p>
      <text:p text:style-name="P22"><text:span text:style-name="Source_20_Text"><text:span text:style-name="T39">ulexx@Lexxbook:~/Load1/lab2/alice/project$ git commit -m "git:игнорирование"</text:span></text:span></text:p>
      <text:p text:style-name="P22"><text:span text:style-name="Source_20_Text"><text:span text:style-name="T39">[master c0a77b9] git:игнорирование</text:span></text:span></text:p>
      <text:p text:style-name="P22"><text:span text:style-name="Source_20_Text"><text:span text:style-name="T39"><text:s/>1 file changed, 3 insertions(+)</text:span></text:span></text:p>
      <text:p text:style-name="P22"><text:span text:style-name="Source_20_Text"><text:span text:style-name="T39"><text:s/>create mode 100644 .gitignore</text:span></text:span></text:p>
      <text:p text:style-name="P22"><text:span text:style-name="Source_20_Text"><text:span text:style-name="T36">//закомитим .gitignore</text:span></text:span></text:p>
      <text:p text:style-name="P23"><text:span text:style-name="Source_20_Text"><text:span text:style-name="T58">6</text:span></text:span><text:bookmark text:name="просмотр-истории"/><text:span text:style-name="Source_20_Text"><text:span text:style-name="T58">Просмотр истории</text:span></text:span></text:p>
      <text:p text:style-name="P62"><text:bookmark text:name="работа-с-журналом-репозитария"/>Работа с журналом репозитария</text:p>
      <text:p text:style-name="P24"><text:span text:style-name="Source_20_Text"><text:span text:style-name="T37">u</text:span></text:span><text:span text:style-name="Source_20_Text"><text:span text:style-name="T40">lexx@Lexxbook:~/Load1/lab2/alice/project$ </text:span></text:span><text:span text:style-name="Source_20_Text"><text:span text:style-name="T43">git log --stat </text:span></text:span></text:p>
      <text:p text:style-name="P24"><text:span text:style-name="Source_20_Text"><text:span text:style-name="T40">commit c0a77b9ae245b6674120673f913e1ac1fd4fb423 <text:s text:c="3"/></text:span></text:span><text:span text:style-name="Source_20_Text"><text:span text:style-name="T37">//название хеша данного коммита</text:span></text:span></text:p>
      <text:p text:style-name="P24"><text:span text:style-name="Source_20_Text"><text:span text:style-name="T40">Author: Alice (PotylikoNA) &lt;</text:span></text:span><text:a xlink:type="simple" xlink:href="mailto:alice@example.com" text:style-name="Internet_20_link" text:visited-style-name="Visited_20_Internet_20_Link"><text:span text:style-name="Source_20_Text">alice@example.com</text:span></text:a><text:span text:style-name="Source_20_Text"><text:span text:style-name="T40">&gt; <text:s text:c="4"/></text:span></text:span><text:span text:style-name="Source_20_Text"><text:span text:style-name="T37"><text:s/>//имя пользователя </text:span></text:span></text:p>
      <text:p text:style-name="P24"><text:span text:style-name="Source_20_Text"><text:span text:style-name="T40">Date: <text:s text:c="2"/>Sun Mar 17 14:08:57 2019 +0300 <text:s text:c="13"/>//</text:span></text:span><text:span text:style-name="Source_20_Text"><text:span text:style-name="T37">дата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git:игнорирование <text:s text:c="29"/></text:span></text:span><text:span text:style-name="Source_20_Text"><text:span text:style-name="T37"><text:s/>//коммит с текстом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/>.gitignore | 3 +++ <text:s text:c="32"/></text:span></text:span><text:span text:style-name="Source_20_Text"><text:span text:style-name="T37">//имя фаила (закомиченого)</text:span></text:span></text:p>
      <text:p text:style-name="P24"><text:span text:style-name="Source_20_Text"><text:span text:style-name="T40"><text:s/>1 file changed, 3 insertions(+) <text:s text:c="18"/>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commit 9102f5a2860a8e04873e922e4e90b23b5a88b824</text:span></text:span></text:p>
      <text:p text:style-name="P24"><text:span text:style-name="Source_20_Text"><text:span text:style-name="T40">Author: Alice (PotylikoNA) &lt;alice@example.com&gt;</text:span></text:span></text:p>
      <text:p text:style-name="P24"><text:soft-page-break/><text:span text:style-name="Source_20_Text"><text:span text:style-name="T40">Date: <text:s text:c="2"/>Sun Mar 17 13:50:56 2019 +0300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built-изменения суммы3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/>main.cpp | 5 +++--</text:span></text:span></text:p>
      <text:p text:style-name="P24"><text:span text:style-name="Source_20_Text"><text:span text:style-name="T40"><text:s/>1 file changed, 3 insertions(+), 2 deletions(-)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commit 2612dd80ee81f6574d2ce82d4198fc163d151599</text:span></text:span></text:p>
      <text:p text:style-name="P24"><text:span text:style-name="Source_20_Text"><text:span text:style-name="T40">Author: Alice (PotylikoNA) &lt;alice@example.com&gt;</text:span></text:span></text:p>
      <text:p text:style-name="P24"><text:span text:style-name="Source_20_Text"><text:span text:style-name="T40">Date: <text:s text:c="2"/>Sun Mar 17 13:34:08 2019 +0300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build: замена сумма и разность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/>main.cpp | 6 +++++-</text:span></text:span></text:p>
      <text:p text:style-name="P24"><text:span text:style-name="Source_20_Text"><text:span text:style-name="T40"><text:s/>1 file changed, 5 insertions(+), 1 deletion(-)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commit bac5fc59b65021bcefa53ff44e8ab1ef2695bbc2</text:span></text:span></text:p>
      <text:p text:style-name="P24"><text:span text:style-name="Source_20_Text"><text:span text:style-name="T40">Author: Alice (PotylikoNA) &lt;alice@example.com&gt;</text:span></text:span></text:p>
      <text:p text:style-name="P24"><text:span text:style-name="Source_20_Text"><text:span text:style-name="T40">Date: <text:s text:c="2"/>Sun Mar 17 13:19:25 2019 +0300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code: замена тела функции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/>main.cpp | 5 +++--</text:span></text:span></text:p>
      <text:p text:style-name="P24"><text:span text:style-name="Source_20_Text"><text:span text:style-name="T40"><text:s/>1 file changed, 3 insertions(+), 2 deletions(-)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commit 4dd06f5eb77a443fcb876a517e9d3d15da0e7edd</text:span></text:span></text:p>
      <text:p text:style-name="P24"><text:span text:style-name="Source_20_Text"><text:span text:style-name="T40">Author: Alice (PotylikoNA) &lt;alice@example.com&gt;</text:span></text:span></text:p>
      <text:p text:style-name="P24"><text:span text:style-name="Source_20_Text"><text:span text:style-name="T40">Date: <text:s text:c="2"/>Sun Mar 17 12:53:11 2019 +0300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build: заготовка проекта</text:span></text:span></text:p>
      <text:p text:style-name="P24"><text:span text:style-name="Source_20_Text"><text:span text:style-name="T40"/></text:span></text:p>
      <text:p text:style-name="P24"><text:soft-page-break/><text:span text:style-name="Source_20_Text"><text:span text:style-name="T40"><text:s/>project.cbp | 43 +++++++++++++++++++++++++++++++++++++++++++</text:span></text:span></text:p>
      <text:p text:style-name="P24"><text:span text:style-name="Source_20_Text"><text:span text:style-name="T40"><text:s/>1 file changed, 43 insertions(+)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commit 597bf895a0f5b2d248edf37b926f62d4763d15f4</text:span></text:span></text:p>
      <text:p text:style-name="P24"><text:span text:style-name="Source_20_Text"><text:span text:style-name="T40">Author: Alice (PotylikoNA) &lt;alice@example.com&gt;</text:span></text:span></text:p>
      <text:p text:style-name="P24"><text:span text:style-name="Source_20_Text"><text:span text:style-name="T40">Date: <text:s text:c="2"/>Sun Mar 17 12:49:42 2019 +0300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 text:c="4"/>code: заготовка программы</text:span></text:span></text:p>
      <text:p text:style-name="P24"><text:span text:style-name="Source_20_Text"><text:span text:style-name="T40"/></text:span></text:p>
      <text:p text:style-name="P24"><text:span text:style-name="Source_20_Text"><text:span text:style-name="T40"><text:s/>main.cpp | 9 +++++++++</text:span></text:span></text:p>
      <text:p text:style-name="P24"><text:span text:style-name="Source_20_Text"><text:span text:style-name="T40"><text:s/>1 file changed, 9 insertions(+)</text:span></text:span></text:p>
      <text:p text:style-name="P37"><text:span text:style-name="T60">//показывает файлы, измененные в коммитах;</text:span></text:p>
      <text:p text:style-name="P25">ulexx@Lexxbook:~/Load1/lab2/alice/project$ <text:span text:style-name="T61">git log --oneline --decorate</text:span></text:p>
      <text:p text:style-name="P25">c0a77b9 (HEAD -&gt; master) git:игнорирование</text:p>
      <text:p text:style-name="P25">9102f5a built-изменения суммы3</text:p>
      <text:p text:style-name="P25">2612dd8 build: замена сумма и разность</text:p>
      <text:p text:style-name="P25">bac5fc5 code: замена тела функции</text:p>
      <text:p text:style-name="P25">4dd06f5 build: заготовка проекта</text:p>
      <text:p text:style-name="P25">597bf89 code: заготовка программы</text:p>
      <text:p text:style-name="P37"><text:span text:style-name="T3">//</text:span>показывает коммиты компактно;</text:p>
      <text:p text:style-name="P25">ulexx@Lexxbook:~/Load1/lab2/alice/project$ <text:span text:style-name="T61">git log --oneline --decorate --all --graph</text:span></text:p>
      <text:p text:style-name="P25">* c0a77b9 (HEAD -&gt; master) git:игнорирование</text:p>
      <text:p text:style-name="P25">* 9102f5a built-изменения суммы3</text:p>
      <text:p text:style-name="P25">* 2612dd8 build: замена сумма и разность</text:p>
      <text:p text:style-name="P25">* bac5fc5 code: замена тела функции</text:p>
      <text:p text:style-name="P25">* 4dd06f5 build: заготовка проекта</text:p>
      <text:p text:style-name="P25">* 597bf89 code: заготовка программы</text:p>
      <text:p text:style-name="P37"><text:span text:style-name="T3">//</text:span>делает то же для всех веток.</text:p>
      <text:p text:style-name="P64"/>
      <text:p text:style-name="P26"><text:soft-page-break/><text:span text:style-name="T48">ulexx@Lexxbook:~/Load1/lab2/alice/project$ </text:span><text:span text:style-name="T53">git log --grep "build"</text:span></text:p>
      <text:p text:style-name="P64">commit 2612dd80ee81f6574d2ce82d4198fc163d151599</text:p>
      <text:p text:style-name="P64">Author: Alice (PotylikoNA) &lt;alice@example.com&gt;</text:p>
      <text:p text:style-name="P64">Date: <text:s text:c="2"/>Sun Mar 17 13:34:08 2019 +0300</text:p>
      <text:p text:style-name="P64"/>
      <text:p text:style-name="P64"><text:s text:c="4"/>build: замена сумма и разность</text:p>
      <text:p text:style-name="P64"/>
      <text:p text:style-name="P64">commit 4dd06f5eb77a443fcb876a517e9d3d15da0e7edd</text:p>
      <text:p text:style-name="P64">Author: Alice (PotylikoNA) &lt;alice@example.com&gt;</text:p>
      <text:p text:style-name="P64">Date: <text:s text:c="2"/>Sun Mar 17 12:53:11 2019 +0300</text:p>
      <text:p text:style-name="P64"/>
      <text:p text:style-name="P64"><text:s text:c="4"/>build: заготовка проекта</text:p>
      <text:p text:style-name="P64"/>
      <text:p text:style-name="P39"><text:span text:style-name="T47">// коммиты по теме </text:span><text:span text:style-name="Source_20_Text"><text:span text:style-name="T47">build</text:span></text:span></text:p>
      <text:p text:style-name="P64">ulexx@Lexxbook:~/Load1/lab2/alice/project$ <text:span text:style-name="T62">git log -- project.cbp</text:span></text:p>
      <text:p text:style-name="P64">commit 4dd06f5eb77a443fcb876a517e9d3d15da0e7edd</text:p>
      <text:p text:style-name="P64">Author: Alice (PotylikoNA) &lt;alice@example.com&gt;</text:p>
      <text:p text:style-name="P64">Date: <text:s text:c="2"/>Sun Mar 17 12:53:11 2019 +0300</text:p>
      <text:p text:style-name="P64"/>
      <text:p text:style-name="P64"><text:s text:c="4"/>build: заготовка проекта</text:p>
      <text:p text:style-name="P64"/>
      <text:p text:style-name="P38"><text:span text:style-name="T46">//</text:span><text:span text:style-name="T48">затем коммиты, затрагивающие </text:span><text:span text:style-name="Source_20_Text"><text:span text:style-name="T48">project.cbp</text:span></text:span><text:span text:style-name="T48">.</text:span></text:p>
      <text:p text:style-name="P64"/>
      <text:p text:style-name="P64"/>
      <text:p text:style-name="P33"><text:span text:style-name="T65">7</text:span><text:bookmark text:name="просмотр-коммитов"/>Просмотр коммитов</text:p>
      <text:p text:style-name="P35"/>
      <text:p text:style-name="P65">ulexx@Lexxbook:~/Load1/lab2/alice/project$ <text:span text:style-name="T62">git show HEAD~1 </text:span></text:p>
      <text:p text:style-name="P65">commit 9102f5a2860a8e04873e922e4e90b23b5a88b824</text:p>
      <text:p text:style-name="P65">Author: Alice (PotylikoNA) &lt;alice@example.com&gt;</text:p>
      <text:p text:style-name="P65">Date: <text:s text:c="2"/>Sun Mar 17 13:50:56 2019 +0300</text:p>
      <text:p text:style-name="P65"><text:soft-page-break/></text:p>
      <text:p text:style-name="P65"><text:s text:c="4"/>built-изменения суммы3</text:p>
      <text:p text:style-name="P65"/>
      <text:p text:style-name="P65">diff --git a/main.cpp b/main.cpp</text:p>
      <text:p text:style-name="P65">index 8f9afc0..33d0b4b 100644</text:p>
      <text:p text:style-name="P65">--- a/main.cpp</text:p>
      <text:p text:style-name="P65">+++ b/main.cpp</text:p>
      <text:p text:style-name="P65">@@ -7,8 +7,9 @@ int main()</text:p>
      <text:p text:style-name="P65"><text:s text:c="5"/>cout &lt;&lt; "Enter A and B: ";</text:p>
      <text:p text:style-name="P65"><text:s/>int a, b;</text:p>
      <text:p text:style-name="P65"><text:s/>cin &gt;&gt; a &gt;&gt; b;</text:p>
      <text:p text:style-name="P65">-cout &lt;&lt; "A + B = " &lt;&lt; a + b &lt;&lt; '\n'</text:p>
      <text:p text:style-name="P65">- <text:s text:c="4"/>&lt;&lt; "A - B = " &lt;&lt; a - b &lt;&lt; '\n';</text:p>
      <text:p text:style-name="P65">+cout <text:s/>&lt;&lt; "A - B = " &lt;&lt; a - b &lt;&lt; '\n'</text:p>
      <text:p text:style-name="P65">+&lt;&lt; "A + B = " &lt;&lt; a + b &lt;&lt; '\n'</text:p>
      <text:p text:style-name="P65">+ <text:s text:c="3"/>;</text:p>
      <text:p text:style-name="P65"><text:s/>}</text:p>
      <text:p text:style-name="P50">//просмотр предпоследнего комита </text:p>
      <text:p text:style-name="P65"/>
      <text:p text:style-name="P27"><text:span text:style-name="T48">ulexx@Lexxbook:~/Load1/lab2/alice/project$ </text:span><text:span text:style-name="T53">git show 9102f5a2860a8e04873e922e4e90b23b5a88b824</text:span></text:p>
      <text:p text:style-name="P65">……….</text:p>
      <text:p text:style-name="P50">// просмотр по хешу</text:p>
      <text:p text:style-name="P65"/>
      <text:p text:style-name="P27"><text:span text:style-name="T48">ulexx@Lexxbook:~/Load1/lab2/alice/project$ </text:span><text:span text:style-name="T53">git show master~1</text:span></text:p>
      <text:p text:style-name="P65">……..</text:p>
      <text:p text:style-name="P42"><text:span text:style-name="T48">// </text:span><text:span text:style-name="T49">предпоследний коммитчерез разветвление</text:span></text:p>
      <text:h text:style-name="P45" text:outline-level="3"><text:bookmark text:name="просмотр-изменений"/><text:span text:style-name="T66">8</text:span>Просмотр изменений</text:h>
      <text:p text:style-name="P28"><text:span text:style-name="T48">ulexx@Lexxbook:~/Load1/lab2/alice/project$ </text:span><text:span text:style-name="T53">git diff</text:span></text:p>
      <text:p text:style-name="P66">diff --git a/main.cpp b/main.cpp</text:p>
      <text:p text:style-name="P66">index 33d0b4b..6e25d7b 100644</text:p>
      <text:p text:style-name="P66"><text:soft-page-break/>--- a/main.cpp</text:p>
      <text:p text:style-name="P66">+++ b/main.cpp</text:p>
      <text:p text:style-name="P66">@@ -9,6 +9,7 @@ int a, b;</text:p>
      <text:p text:style-name="P66"><text:s/>cin &gt;&gt; a &gt;&gt; b;</text:p>
      <text:p text:style-name="P66"><text:s/>cout <text:s/>&lt;&lt; "A - B = " &lt;&lt; a - b &lt;&lt; '\n'</text:p>
      <text:p text:style-name="P66"><text:s/>&lt;&lt; "A + B = " &lt;&lt; a + b &lt;&lt; '\n'</text:p>
      <text:p text:style-name="P66">+&lt;&lt; "A * B = " &lt;&lt; a * b &lt;&lt; '\n'</text:p>
      <text:p text:style-name="P66"><text:s text:c="5"/>;</text:p>
      <text:p text:style-name="P66"/>
      <text:p text:style-name="P57"/>
      <text:p text:style-name="P66"/>
      <text:p text:style-name="P28"><text:span text:style-name="T48">ulexx@Lexxbook:~/Load1/lab2/alice/project$ </text:span><text:span text:style-name="T53">git diff HEAD~4 HEAD</text:span></text:p>
      <text:p text:style-name="P66">diff --git a/.gitignore b/.gitignore</text:p>
      <text:p text:style-name="P66">new file mode 100644</text:p>
      <text:p text:style-name="P66">index 0000000..b1d06ce</text:p>
      <text:p text:style-name="P66">--- /dev/null</text:p>
      <text:p text:style-name="P66">+++ b/.gitignore</text:p>
      <text:p text:style-name="P66">@@ -0,0 +1,3 @@</text:p>
      <text:p text:style-name="P66">+&lt;U+FEFF&gt;/bin</text:p>
      <text:p text:style-name="P66">+/obj</text:p>
      <text:p text:style-name="P66">+</text:p>
      <text:p text:style-name="P66">diff --git a/main.cpp b/main.cpp</text:p>
      <text:p text:style-name="P66">index b4392ec..33d0b4b 100644</text:p>
      <text:p text:style-name="P66">--- a/main.cpp</text:p>
      <text:p text:style-name="P66">+++ b/main.cpp</text:p>
      <text:p text:style-name="P66">@@ -4,6 +4,12 @@ using namespace std;</text:p>
      <text:p text:style-name="P66"><text:s/></text:p>
      <text:p text:style-name="P66"><text:s/>int main()</text:p>
      <text:p text:style-name="P66"><text:s/>{</text:p>
      <text:p text:style-name="P66">- <text:s text:c="3"/>cout &lt;&lt; "Hello world!" &lt;&lt; endl;</text:p>
      <text:p text:style-name="P66">- <text:s text:c="3"/>return 0;</text:p>
      <text:p text:style-name="P66"><text:soft-page-break/>+ <text:s text:c="3"/>cout &lt;&lt; "Enter A and B: ";</text:p>
      <text:p text:style-name="P66">+int a, b;</text:p>
      <text:p text:style-name="P66">+cin &gt;&gt; a &gt;&gt; b;</text:p>
      <text:p text:style-name="P66">+cout <text:s/>&lt;&lt; "A - B = " &lt;&lt; a - b &lt;&lt; '\n'</text:p>
      <text:p text:style-name="P66">:</text:p>
      <text:p text:style-name="P66">diff --git a/.gitignore b/.gitignore</text:p>
      <text:p text:style-name="P66">new file mode 100644</text:p>
      <text:p text:style-name="P66">index 0000000..b1d06ce</text:p>
      <text:p text:style-name="P66">--- /dev/null</text:p>
      <text:p text:style-name="P66">+++ b/.gitignore</text:p>
      <text:p text:style-name="P66">@@ -0,0 +1,3 @@</text:p>
      <text:p text:style-name="P66">+&lt;U+FEFF&gt;/bin</text:p>
      <text:p text:style-name="P66">+/obj</text:p>
      <text:p text:style-name="P66">+</text:p>
      <text:p text:style-name="P66">diff --git a/main.cpp b/main.cpp</text:p>
      <text:p text:style-name="P66">index b4392ec..33d0b4b 100644</text:p>
      <text:p text:style-name="P66">--- a/main.cpp</text:p>
      <text:p text:style-name="P66">+++ b/main.cpp</text:p>
      <text:p text:style-name="P66">@@ -4,6 +4,12 @@ using namespace std;</text:p>
      <text:p text:style-name="P66"><text:s/></text:p>
      <text:p text:style-name="P66"><text:s/>int main()</text:p>
      <text:p text:style-name="P66"><text:s/>{</text:p>
      <text:p text:style-name="P66">- <text:s text:c="3"/>cout &lt;&lt; "Hello world!" &lt;&lt; endl;</text:p>
      <text:p text:style-name="P66">- <text:s text:c="3"/>return 0;</text:p>
      <text:p text:style-name="P66">+ <text:s text:c="3"/>cout &lt;&lt; "Enter A and B: ";</text:p>
      <text:p text:style-name="P66">+int a, b;</text:p>
      <text:p text:style-name="P66">+cin &gt;&gt; a &gt;&gt; b;</text:p>
      <text:p text:style-name="P66">+cout <text:s/>&lt;&lt; "A - B = " &lt;&lt; a - b &lt;&lt; '\n'</text:p>
      <text:p text:style-name="P66">+&lt;&lt; "A + B = " &lt;&lt; a + b &lt;&lt; '\n'</text:p>
      <text:p text:style-name="P66">+ <text:s text:c="3"/>;</text:p>
      <text:p text:style-name="P66">+</text:p>
      <text:p text:style-name="P66"><text:soft-page-break/>+</text:p>
      <text:p text:style-name="P66"><text:s/>}</text:p>
      <text:p text:style-name="P66"/>
      <text:p text:style-name="P51">// сравнение первого коммита и разности</text:p>
      <text:p text:style-name="P28"/>
      <text:p text:style-name="P28"/>
      <text:h text:style-name="P44" text:outline-level="2"><text:bookmark text:name="откат-изменений"/><text:span text:style-name="T67">9</text:span>Откат изменений</text:h>
      <text:p text:style-name="P29"><text:span text:style-name="T48">ulexx@Lexxbook:~/Load1/lab2/alice/project$ </text:span><text:span text:style-name="T53">git add main.cppulexx@Lexxbook:~/Load1/lab2/alice/project$ git commit -m "build:произведение"</text:span></text:p>
      <text:p text:style-name="P67">[master b68364d] build:произведение</text:p>
      <text:p text:style-name="P67"><text:s/>1 file changed, 1 insertion(+)</text:p>
      <text:p text:style-name="P40"><text:span text:style-name="T48">//закомитили изменённый ф</text:span><text:span text:style-name="T50">аил</text:span></text:p>
      <text:h text:style-name="P81" text:outline-level="2"/>
      <text:p text:style-name="P30"><text:span text:style-name="T48">ulexx@Lexxbook:~/Load1/lab2/alice/project$ </text:span><text:span text:style-name="T53">git reset --hard HEAD~1</text:span></text:p>
      <text:p text:style-name="P68">HEAD сейчас на c0a77b9 git:игнорирование</text:p>
      <text:p text:style-name="P68">ulexx@Lexxbook:~/Load1/lab2/alice/project$ git checkout HEAD – main.cpp</text:p>
      <text:p text:style-name="P58">//<text:span text:style-name="T74">откат на одно действие</text:span></text:p>
      <text:p text:style-name="P68"/>
      <text:p text:style-name="P34"><text:span text:style-name="T68">10</text:span><text:bookmark text:name="отправка-проекта-на-github"/><text:span text:style-name="T68"> </text:span>Отправка проекта на GitHub</text:p>
      <text:p text:style-name="P68"/>
      <text:p text:style-name="P30"><text:span text:style-name="T48">ulexx@Lexxbook:~/Load1/lab2/alice/project$</text:span><text:span text:style-name="T53"> git remote add origin https://github.com/SunRayWilson/-cs-lab02.-.git</text:span></text:p>
      <text:p text:style-name="P68">ulexx@Lexxbook:~/Load1/lab2/alice/project$ <text:span text:style-name="T62">git push -u origin master</text:span></text:p>
      <text:p text:style-name="P68">Username for 'https://github.com': SunRayWilson</text:p>
      <text:p text:style-name="P68">Password for 'https://SunRayWilson@github.com': </text:p>
      <text:p text:style-name="P68">Подсчет объектов: 18, готово.</text:p>
      <text:p text:style-name="P68">Delta compression using up to 4 threads.</text:p>
      <text:p text:style-name="P68">Сжатие объектов: 100% (16/16), готово.</text:p>
      <text:p text:style-name="P68">Запись объектов: 100% (18/18), 2.34 KiB | 0 bytes/s, готово.</text:p>
      <text:p text:style-name="P68">Total 18 (delta 2), reused 0 (delta 0)</text:p>
      <text:p text:style-name="P68">remote: Resolving deltas: 100% (2/2), done.</text:p>
      <text:p text:style-name="P68">To https://github.com/SunRayWilson/-cs-lab02.-.git</text:p>
      <text:p text:style-name="P68"><text:soft-page-break/><text:s/>* [new branch] <text:s text:c="5"/>master -&gt; master</text:p>
      <text:p text:style-name="P68">Ветка master отслеживает внешнюю ветку master из origin.</text:p>
      <text:p text:style-name="P58"/>
      <text:p text:style-name="P68"/>
      <text:p text:style-name="P68"/>
      <text:p text:style-name="P34"><text:span text:style-name="T68">11</text:span><text:bookmark text:name="получение-проекта-с-github"/>Получение проекта с GitHub</text:p>
      <text:p text:style-name="P30"><text:span text:style-name="T48">ulexx@Lexxbook:~/Load1/lab2/bob$ </text:span><text:span text:style-name="T53">git clone https://github.com/SunRayWilson/-cs-lab02.-.git</text:span></text:p>
      <text:p text:style-name="P68">Клонирование в «-cs-lab02.-»…</text:p>
      <text:p text:style-name="P68">remote: Enumerating objects: 18, done.</text:p>
      <text:p text:style-name="P68">remote: Counting objects: 100% (18/18), done.</text:p>
      <text:p text:style-name="P68">remote: Compressing objects: 100% (14/14), done.</text:p>
      <text:p text:style-name="P68">remote: Total 18 (delta 2), reused 18 (delta 2), pack-reused 0</text:p>
      <text:p text:style-name="P68">Распаковка объектов: 100% (18/18), готово.</text:p>
      <text:p text:style-name="P68">Проверка соединения… готово.</text:p>
      <text:p text:style-name="P58"/>
      <text:p text:style-name="P69">ulexx@Lexxbook:~/Load1/lab2/bob$ cd project</text:p>
      <text:p text:style-name="P69">ulexx@Lexxbook:~/Load1/lab2/bob/project$ git init</text:p>
      <text:p text:style-name="P69">Реинициализация существующего репозиторий Git в /home/ulexx/Load1/lab2/bob/project/.git/</text:p>
      <text:p text:style-name="P69">ulexx@Lexxbook:~/Load1/lab2/bob/project$ git config user.name 'Bob (PotylikoNA)' </text:p>
      <text:p text:style-name="P69">ulexx@Lexxbook:~/Load1/lab2/bob/project$ git config user.email 'alice@example.com'</text:p>
      <text:p text:style-name="P69">ulexx@Lexxbook:~/Load1/lab2/bob/project$ </text:p>
      <text:p text:style-name="P69">ulexx@Lexxbook:~/Load1/lab2/bob/project$ git config user.email 'bob@example.com'﻿ </text:p>
      <text:p text:style-name="P69">ulexx@Lexxbook:~/Load1/lab2/bob/project$ git add main.cpp</text:p>
      <text:p text:style-name="P69">ulexx@Lexxbook:~/Load1/lab2/bob/project$ git status</text:p>
      <text:p text:style-name="P69">На ветке master</text:p>
      <text:p text:style-name="P69">Ваша ветка обновлена в соответствии с «origin/master».</text:p>
      <text:p text:style-name="P69">Изменения, которые будут включены в коммит:</text:p>
      <text:p text:style-name="P69"><text:s text:c="2"/>(используйте «git reset HEAD &lt;файл&gt;…», чтобы убрать из индекса)</text:p>
      <text:p text:style-name="P69"/>
      <text:p text:style-name="P69"><text:tab/>изменено: <text:s text:c="5"/>main.cpp</text:p>
      <text:p text:style-name="P69"><text:soft-page-break/></text:p>
      <text:p text:style-name="P69">Неотслеживаемые файлы:</text:p>
      <text:p text:style-name="P69"><text:s text:c="2"/>(используйте «git add &lt;файл&gt;…», чтобы добавить в то, что будет включено в коммит)</text:p>
      <text:p text:style-name="P69"/>
      <text:p text:style-name="P69"><text:tab/>project.layout</text:p>
      <text:p text:style-name="P69"/>
      <text:p text:style-name="P69">ulexx@Lexxbook:~/Load1/lab2/bob/project$ git commit -m"build:изменение произведение"</text:p>
      <text:p text:style-name="P69">[master c2cee7a] build:изменение произведение</text:p>
      <text:p text:style-name="P69"><text:s/>1 file changed, 1 insertion(+)</text:p>
      <text:p text:style-name="P31"><text:span text:style-name="T48">ulexx@Lexxbook:~/Load1/lab2/bob/project$ </text:span><text:span text:style-name="T53">git push</text:span></text:p>
      <text:p text:style-name="P69">warning: push.default не установлен; его неявное значение было изменено в Git версии 2.0 с «matching» на «simple». Чтобы прекратить вывод этого сообщения и сохранить старое поведение, используйте:</text:p>
      <text:p text:style-name="P69"/>
      <text:p text:style-name="P69"><text:s text:c="2"/>git config --global push.default matching</text:p>
      <text:p text:style-name="P69"/>
      <text:p text:style-name="P69">Чтобы прекратить вывод этого сообщения и использовать новое поведение, используйте:</text:p>
      <text:p text:style-name="P69"/>
      <text:p text:style-name="P69"><text:s text:c="2"/>git config --global push.default simple</text:p>
      <text:p text:style-name="P69"/>
      <text:p text:style-name="P69">Когда push.default установлено в «matching», git будет отправлять изменения локальных веток в существующие внешние ветки с таким же именем.</text:p>
      <text:p text:style-name="P69"/>
      <text:p text:style-name="P69">Начиная с Git версии 2.0, по умолчанию используется более консервативное поведение «simple», которое отправляет изменения текущей ветки в соответствующую внешнюю ветку, из которой «git pull» забирает изменения.</text:p>
      <text:p text:style-name="P69"/>
      <text:p text:style-name="P69">Смотрите «git help config» и ищите «push.default» для дополнительной информации.</text:p>
      <text:p text:style-name="P69">(режим «simple» появился в Git версии 1.7.11. Используйте похожий режим «current» вместо «simple», если вы иногда используете старые версии Git)</text:p>
      <text:p text:style-name="P69"/>
      <text:p text:style-name="P69">Username for 'https://github.com': SunRayWilson <text:s text:c="31"/></text:p>
      <text:p text:style-name="P69">Password for 'https://SunRayWilson@github.com': </text:p>
      <text:p text:style-name="P69">Подсчет объектов: 3, готово.</text:p>
      <text:p text:style-name="P69">Delta compression using up to 4 threads.</text:p>
      <text:p text:style-name="P69"><text:soft-page-break/>Сжатие объектов: 100% (3/3), готово.</text:p>
      <text:p text:style-name="P69">Запись объектов: 100% (3/3), 421 bytes | 0 bytes/s, готово.</text:p>
      <text:p text:style-name="P69">Total 3 (delta 1), reused 0 (delta 0)</text:p>
      <text:p text:style-name="P69">remote: Resolving deltas: 100% (1/1), completed with 1 local object.</text:p>
      <text:p text:style-name="P31"><text:span text:style-name="T48">To </text:span><text:a xlink:type="simple" xlink:href="https://github.com/SunRayWilson/-cs-lab02.-.git" text:style-name="Internet_20_link" text:visited-style-name="Visited_20_Internet_20_Link">https://github.com/SunRayWilson/-cs-lab02.-.git</text:a></text:p>
      <text:p text:style-name="P32"><text:s/>c0a77b9..c2cee7a <text:s/>master -&gt; master</text:p>
      <text:p text:style-name="P41"><text:span text:style-name="T48"><text:s text:c="3"/>//</text:span><text:span text:style-name="T51">загрузили на Git Hab изменённый проект </text:span><text:span text:style-name="T52">боба</text:span></text:p>
      <text:p text:style-name="P68"/>
      <text:p text:style-name="P68"/>
      <text:p text:style-name="P32"><text:span text:style-name="T48">ulexx@Lexxbook:~/Load1/lab2/alice/project$ </text:span><text:span text:style-name="T53">git fetch</text:span></text:p>
      <text:p text:style-name="P70">remote: Enumerating objects: 5, done.</text:p>
      <text:p text:style-name="P70">remote: Counting objects: 100% (5/5), done.</text:p>
      <text:p text:style-name="P70">remote: Compressing objects: 100% (2/2), done.</text:p>
      <text:p text:style-name="P70">remote: Total 3 (delta 1), reused 3 (delta 1), pack-reused 0</text:p>
      <text:p text:style-name="P70">Распаковка объектов: 100% (3/3), готово.</text:p>
      <text:p text:style-name="P70">Из https://github.com/SunRayWilson/-cs-lab02.-</text:p>
      <text:p text:style-name="P70"><text:s text:c="3"/>c0a77b9..c2cee7a <text:s/>master <text:s text:c="4"/>-&gt; origin/master</text:p>
      <text:p text:style-name="P59">//загрузили изменения на машину Алисы с Git Hab</text:p>
      <text:p text:style-name="P70"/>
      <text:p text:style-name="P32"><text:span text:style-name="T48">ulexx@Lexxbook:~/Load1/lab2/alice/project$ </text:span><text:span text:style-name="T53">git log --oneline --decorate --all --graph</text:span></text:p>
      <text:p text:style-name="P70">* c2cee7a (origin/master) build:изменение произведение</text:p>
      <text:p text:style-name="P70">* c0a77b9 (HEAD -&gt; master) git:игнорирование</text:p>
      <text:p text:style-name="P70">* 9102f5a built-изменения суммы3</text:p>
      <text:p text:style-name="P70">* 2612dd8 build: замена сумма и разность</text:p>
      <text:p text:style-name="P70">* bac5fc5 code: замена тела функции</text:p>
      <text:p text:style-name="P70">* 4dd06f5 build: заготовка проекта</text:p>
      <text:p text:style-name="P70">* 597bf89 code: заготовка программы</text:p>
      <text:p text:style-name="P52">//смотрим разветвление веток на машине Алисы</text:p>
      <text:p text:style-name="P32"><text:span text:style-name="T48">ulexx@Lexxbook:~/Load1/lab2/alice/project$ </text:span><text:span text:style-name="T53">git pull --ff-only</text:span></text:p>
      <text:p text:style-name="P70">Обновление c0a77b9..c2cee7a</text:p>
      <text:p text:style-name="P70"><text:soft-page-break/>Fast-forward</text:p>
      <text:p text:style-name="P70"><text:s/>main.cpp | 1 +</text:p>
      <text:p text:style-name="P70"><text:s/>1 file changed, 1 insertion(+)</text:p>
      <text:p text:style-name="P32"><text:span text:style-name="T48">ulexx@Lexxbook:~/Load1/lab2/alice/project$ </text:span><text:span text:style-name="T53">git log --oneline --decorate --all --graph</text:span></text:p>
      <text:p text:style-name="P70">* c2cee7a (HEAD -&gt; master, origin/master) build:изменение произведение</text:p>
      <text:p text:style-name="P70">* c0a77b9 git:игнорирование</text:p>
      <text:p text:style-name="P70">* 9102f5a built-изменения суммы3</text:p>
      <text:p text:style-name="P70">* 2612dd8 build: замена сумма и разность</text:p>
      <text:p text:style-name="P70">* bac5fc5 code: замена тела функции</text:p>
      <text:p text:style-name="P70">* 4dd06f5 build: заготовка проекта</text:p>
      <text:p text:style-name="P70">* 597bf89 code: заготовка программы</text:p>
      <text:p text:style-name="P52">//Продвиньте ветку master к скачанной версии:</text:p>
      <text:p text:style-name="P70"/>
      <text:p text:style-name="P71">ulexx@Lexxbook:~/Load1/lab2/alice/project$ git add main.cpp</text:p>
      <text:p text:style-name="P71">ulexx@Lexxbook:~/Load1/lab2/alice/project$ git commit -m "built:изменение деление "</text:p>
      <text:p text:style-name="P71">[master 6ca41e7] built:изменение деление</text:p>
      <text:p text:style-name="P71"><text:s/>1 file changed, 2 insertions(+)</text:p>
      <text:p text:style-name="P71">ulexx@Lexxbook:~/Load1/lab2/alice/project$ git push</text:p>
      <text:p text:style-name="P71">warning: push.default не установлен; его неявное значение было изменено в Git версии 2.0 с «matching» на «simple». Чтобы прекратить вывод этого сообщения и сохранить старое поведение, используйте:</text:p>
      <text:p text:style-name="P71"/>
      <text:p text:style-name="P71"><text:s text:c="2"/>git config --global push.default matching</text:p>
      <text:p text:style-name="P71"/>
      <text:p text:style-name="P71">Чтобы прекратить вывод этого сообщения и использовать новое поведение, используйте:</text:p>
      <text:p text:style-name="P71"/>
      <text:p text:style-name="P71"><text:s text:c="2"/>git config --global push.default simple</text:p>
      <text:p text:style-name="P71"/>
      <text:p text:style-name="P71">Когда push.default установлено в «matching», git будет отправлять изменения локальных веток в существующие внешние ветки с таким же именем.</text:p>
      <text:p text:style-name="P71"/>
      <text:p text:style-name="P71">Начиная с Git версии 2.0, по умолчанию используется более консервативное поведение «simple», которое отправляет изменения текущей ветки в соответствующую внешнюю ветку, из которой «git pull» забирает изменения.</text:p>
      <text:p text:style-name="P71"/>
      <text:p text:style-name="P71"><text:soft-page-break/>Смотрите «git help config» и ищите «push.default» для дополнительной информации.</text:p>
      <text:p text:style-name="P71">(режим «simple» появился в Git версии 1.7.11. Используйте похожий режим «current» вместо «simple», если вы иногда используете старые версии Git)</text:p>
      <text:p text:style-name="P71"/>
      <text:p text:style-name="P71">Username for 'https://github.com': SunRayWilson</text:p>
      <text:p text:style-name="P71">Password for 'https://SunRayWilson@github.com': </text:p>
      <text:p text:style-name="P71">Подсчет объектов: 3, готово.</text:p>
      <text:p text:style-name="P71">Delta compression using up to 4 threads.</text:p>
      <text:p text:style-name="P71">Сжатие объектов: 100% (3/3), готово.</text:p>
      <text:p text:style-name="P71">Запись объектов: 100% (3/3), 408 bytes | 0 bytes/s, готово.</text:p>
      <text:p text:style-name="P71">Total 3 (delta 1), reused 0 (delta 0)</text:p>
      <text:p text:style-name="P71">remote: Resolving deltas: 100% (1/1), completed with 1 local object.</text:p>
      <text:p text:style-name="P71">To https://github.com/SunRayWilson/-cs-lab02.-.git</text:p>
      <text:p text:style-name="P71"><text:s text:c="3"/>c2cee7a..6ca41e7 <text:s/>master -&gt; master</text:p>
      <text:p text:style-name="P53">// изменили фаил и закомитили его, отправили на githab </text:p>
      <text:p text:style-name="P72">ulexx@Lexxbook:~/Load1/lab2/bob/project$ git fetch</text:p>
      <text:p text:style-name="P72">remote: Enumerating objects: 5, done.</text:p>
      <text:p text:style-name="P72">remote: Counting objects: 100% (5/5), done.</text:p>
      <text:p text:style-name="P72">remote: Compressing objects: 100% (2/2), done.</text:p>
      <text:p text:style-name="P72">remote: Total 3 (delta 1), reused 3 (delta 1), pack-reused 0</text:p>
      <text:p text:style-name="P72">Распаковка объектов: 100% (3/3), готово.</text:p>
      <text:p text:style-name="P72">Из https://github.com/SunRayWilson/-cs-lab02.-</text:p>
      <text:p text:style-name="P72"><text:s text:c="3"/>c2cee7a..6ca41e7 <text:s/>master <text:s text:c="4"/>-&gt; origin/master</text:p>
      <text:p text:style-name="P72"/>
      <text:p text:style-name="P54">// загрузили новый изменённый фаил алисы<text:span text:style-name="T70">(</text:span> <text:span text:style-name="T69">с делением)</text:span></text:p>
      <text:p text:style-name="P72"/>
      <text:p text:style-name="P75">peta@Nikepc:~/Work/2sem/lab2/alice/project$ git add main.cpp</text:p>
      <text:p text:style-name="P75">peta@Nikepc:~/Work/2sem/lab2/alice/project$ git commit -m"build:максимум"</text:p>
      <text:p text:style-name="P75">[master 056dd9b] build:максимум</text:p>
      <text:p text:style-name="P75"><text:s/>1 file changed, 6 insertions(+), 4 deletions(-)</text:p>
      <text:p text:style-name="P75">peta@Nikepc:~/Work/2sem/lab2/alice/project$ git push</text:p>
      <text:p text:style-name="P75"><text:soft-page-break/>warning: push.default не установлен; его неявное значение было изменено в Git версии 2.0 с «matching» на «simple». Чтобы прекратить вывод этого сообщения и сохранить старое поведение, используйте:</text:p>
      <text:p text:style-name="P75"/>
      <text:p text:style-name="P75"><text:s text:c="2"/>git config --global push.default matching</text:p>
      <text:p text:style-name="P75"/>
      <text:p text:style-name="P75">Чтобы прекратить вывод этого сообщения и использовать новое поведение, используйте:</text:p>
      <text:p text:style-name="P75"/>
      <text:p text:style-name="P75"><text:s text:c="2"/>git config --global push.default simple</text:p>
      <text:p text:style-name="P75"/>
      <text:p text:style-name="P75">Когда push.default установлено в «matching», git будет отправлять изменения локальных веток в существующие внешние ветки с таким же именем.</text:p>
      <text:p text:style-name="P75"/>
      <text:p text:style-name="P75">Начиная с Git версии 2.0, по умолчанию используется более консервативное поведение «simple», которое отправляет изменения текущей ветки в соответствующую внешнюю ветку, из которой «git pull» забирает изменения.</text:p>
      <text:p text:style-name="P75"/>
      <text:p text:style-name="P75">Смотрите «git help config» и ищите «push.default» для дополнительной информации.</text:p>
      <text:p text:style-name="P75">(режим «simple» появился в Git версии 1.7.11. Используйте похожий режим «current» вместо «simple», если вы иногда используете старые версии Git)</text:p>
      <text:p text:style-name="P75"/>
      <text:p text:style-name="P75">Username for 'https://github.com': SunRayWilson</text:p>
      <text:p text:style-name="P75">Password for 'https://SunRayWilson@github.com': </text:p>
      <text:p text:style-name="P75">Подсчет объектов: 3, готово.</text:p>
      <text:p text:style-name="P75">Delta compression using up to 4 threads.</text:p>
      <text:p text:style-name="P75">Сжатие объектов: 100% (3/3), готово.</text:p>
      <text:p text:style-name="P75">Запись объектов: 100% (3/3), 406 bytes | 0 bytes/s, готово.</text:p>
      <text:p text:style-name="P75">Total 3 (delta 1), reused 0 (delta 0)</text:p>
      <text:p text:style-name="P75">remote: Resolving deltas: 100% (1/1), completed with 1 local object.</text:p>
      <text:p text:style-name="P75">To https://github.com/SunRayWilson/-cs-lab02.-.git</text:p>
      <text:p text:style-name="P75"><text:s text:c="3"/>6ca41e7..056dd9b <text:s/>master -&gt; master</text:p>
      <text:p text:style-name="P55">//изменила фаил добавила поиск максимума, добавила и за<text:span text:style-name="T73">r</text:span>митила его, отправила на git Hab</text:p>
      <text:p text:style-name="P75"/>
      <text:p text:style-name="P76">peta@Nikepc:~/Work/2sem/lab2/bob/project$ <text:span text:style-name="T71">git fetch</text:span></text:p>
      <text:p text:style-name="P76">remote: Enumerating objects: 5, done.</text:p>
      <text:p text:style-name="P76"><text:soft-page-break/>remote: Counting objects: 100% (5/5), done.</text:p>
      <text:p text:style-name="P76">remote: Compressing objects: 100% (2/2), done.</text:p>
      <text:p text:style-name="P76">remote: Total 3 (delta 1), reused 3 (delta 1), pack-reused 0</text:p>
      <text:p text:style-name="P76">Распаковка объектов: 100% (3/3), готово.</text:p>
      <text:p text:style-name="P76">Из https://github.com/SunRayWilson/-cs-lab02.-</text:p>
      <text:p text:style-name="P76"><text:s text:c="3"/>6ca41e7..056dd9b <text:s/>master <text:s text:c="4"/>-&gt; origin/master</text:p>
      <text:p text:style-name="P76">peta@Nikepc:~/Work/2sem/lab2/bob/project$ <text:span text:style-name="T71">git log --oneline --decorate --all --graph</text:span></text:p>
      <text:p text:style-name="P76">* 056dd9b (origin/master, origin/HEAD) build:максимум</text:p>
      <text:p text:style-name="P76">| * f2c92d0 (HEAD -&gt; master) build: изменение типа</text:p>
      <text:p text:style-name="P76">|/ <text:s/></text:p>
      <text:p text:style-name="P76">* 6ca41e7 built:изменение деление</text:p>
      <text:p text:style-name="P76">* c2cee7a build:изменение произведение</text:p>
      <text:p text:style-name="P76">* c0a77b9 git:игнорирование</text:p>
      <text:p text:style-name="P76">* 9102f5a built-изменения суммы3</text:p>
      <text:p text:style-name="P76">* 2612dd8 build: замена сумма и разность</text:p>
      <text:p text:style-name="P76">* bac5fc5 code: замена тела функции</text:p>
      <text:p text:style-name="P76">* 4dd06f5 build: заготовка проекта</text:p>
      <text:p text:style-name="P76">* 597bf89 code: заготовка программы</text:p>
      <text:p text:style-name="P56">// <text:span text:style-name="T72">загрузила коммиты из удалённого хранилища </text:span>смотрим историю всех веток боба</text:p>
      <text:p text:style-name="P77">peta@Nikepc:~/Work/2sem/lab2/bob/project$ <text:span text:style-name="T62">git rebase --continue</text:span></text:p>
      <text:p text:style-name="P77">main.cpp: needs merge</text:p>
      <text:p text:style-name="P77">Вы должны отредактировать все</text:p>
      <text:p text:style-name="P77">конфликты слияния, а потом пометить</text:p>
      <text:p text:style-name="P77">их как разрешенные с помощью git add</text:p>
      <text:p text:style-name="P77">peta@Nikepc:~/Work/2sem/lab2/bob/project$<text:span text:style-name="T62"> git rebase origin/master</text:span></text:p>
      <text:p text:style-name="P77"/>
      <text:p text:style-name="P78"><text:span text:style-name="T75">peta@Nikepc:~/Work/2sem/lab2/bob/project$ </text:span><text:span text:style-name="T64">git add main.cpp </text:span></text:p>
      <text:p text:style-name="P79">peta@Nikepc:~/Work/2sem/lab2/bob/project$ <text:span text:style-name="T62">git log --oneline --decorate --all --graph</text:span></text:p>
      <text:p text:style-name="P79">* f6f8dda (HEAD) build: конфликт</text:p>
      <text:p text:style-name="P79">* 056dd9b (origin/master, origin/HEAD) build:максимум</text:p>
      <text:p text:style-name="P79">| * f2c92d0 (master) build: изменение типа</text:p>
      <text:p text:style-name="P79"><text:soft-page-break/>|/ <text:s/></text:p>
      <text:p text:style-name="P79">* 6ca41e7 built:изменение деление</text:p>
      <text:p text:style-name="P79">* c2cee7a build:изменение произведение</text:p>
      <text:p text:style-name="P79">* c0a77b9 git:игнорирование</text:p>
      <text:p text:style-name="P79">* 9102f5a built-изменения суммы3</text:p>
      <text:p text:style-name="P79">* 2612dd8 build: замена сумма и разность</text:p>
      <text:p text:style-name="P79">* bac5fc5 code: замена тела функции</text:p>
      <text:p text:style-name="P79">* 4dd06f5 build: заготовка проекта</text:p>
      <text:p text:style-name="P79">* 597bf89 code: заготовка программы</text:p>
      <text:p text:style-name="P79">peta@Nikepc:~/Work/2sem/lab2/bob/project$ <text:span text:style-name="T62">git log --oneline --decorate --all --graph^C</text:span></text:p>
      <text:p text:style-name="P79">peta@Nikepc:~/Work/2sem/lab2/bob/project$ ^C</text:p>
      <text:p text:style-name="P79">peta@Nikepc:~/Work/2sem/lab2/bob/project$ git rebase --continueПрименение: build: изменение типа</text:p>
      <text:p text:style-name="P79">Нет изменений — возможно, вы забыли вызвать «git add»?</text:p>
      <text:p text:style-name="P79">Если ничего не осталось для индексации, то, скорее всего, что-то другое уже сделало те же изменения; возможно, вам следует пропустить этот патч.</text:p>
      <text:p text:style-name="P79"/>
      <text:p text:style-name="P79">Когда вы разрешите этот конфликт, запустите «git rebase --continue».</text:p>
      <text:p text:style-name="P79">Если вы хотите пропустить этот патч, то запустите «git rebase --skip».</text:p>
      <text:p text:style-name="P79">Чтобы перейти на оригинальную ветку и остановить перемещение, запустите «git rebase --abort».</text:p>
      <text:p text:style-name="P79"/>
      <text:p text:style-name="P79">peta@Nikepc:~/Work/2sem/lab2/bob/project$ git fetch</text:p>
      <text:p text:style-name="P79">peta@Nikepc:~/Work/2sem/lab2/bob/project$ git log --oneline --decorate --all --graph</text:p>
      <text:p text:style-name="P79">* f6f8dda (HEAD) build: конфликт</text:p>
      <text:p text:style-name="P79">* 056dd9b (origin/master, origin/HEAD) build:максимум</text:p>
      <text:p text:style-name="P79">| * f2c92d0 (master) build: изменение типа</text:p>
      <text:p text:style-name="P79">|/ <text:s/></text:p>
      <text:p text:style-name="P79">* 6ca41e7 built:изменение деление</text:p>
      <text:p text:style-name="P79">* c2cee7a build:изменение произведение</text:p>
      <text:p text:style-name="P79">* c0a77b9 git:игнорирование</text:p>
      <text:p text:style-name="P79">* 9102f5a built-изменения суммы3</text:p>
      <text:p text:style-name="P79">* 2612dd8 build: замена сумма и разность</text:p>
      <text:p text:style-name="P79"><text:soft-page-break/>* bac5fc5 code: замена тела функции</text:p>
      <text:p text:style-name="P79">* 4dd06f5 build: заготовка проекта</text:p>
      <text:p text:style-name="P79">* 597bf89 code: заготовка программы</text:p>
      <text:p text:style-name="P79">peta@Nikepc:~/Work/2sem/lab2/bob/project$ git rebase origin/master</text:p>
      <text:p text:style-name="P79"/>
      <text:p text:style-name="P79">Похоже, каталог rebase-apply уже существует и я предполагаю, что вы в процессе другого перемещения. <text:s/>Если это так, попробуйте</text:p>
      <text:p text:style-name="P79"><text:tab/>git rebase (--continue | --abort | --skip)</text:p>
      <text:p text:style-name="P79">Если нет</text:p>
      <text:p text:style-name="P79"><text:tab/>rm -fr "/home/peta/Work/2sem/lab2/bob/project/.git/rebase-apply"</text:p>
      <text:p text:style-name="P79">и запустите меня снова. <text:s/>Я останавливаюсь, чтобы вы не потеряли что-то важное.</text:p>
      <text:p text:style-name="P79">peta@Nikepc:~/Work/2sem/lab2/bob/project$ git add main.cpppeta@Nikepc:~/Work/2sem/lab2/bob/project$ git rebase --continue</text:p>
      <text:p text:style-name="P79">Применение: build: изменение типа</text:p>
      <text:p text:style-name="P79">peta@Nikepc:~/Work/2sem/lab2/bob/project$ git log --oneline --decorate --all --graph</text:p>
      <text:p text:style-name="P79">* d5710d7 (HEAD -&gt; master) build: изменение типа</text:p>
      <text:p text:style-name="P79">* f6f8dda build: конфликт</text:p>
      <text:p text:style-name="P79">* 056dd9b (origin/master, origin/HEAD) build:максимум</text:p>
      <text:p text:style-name="P79">* 6ca41e7 built:изменение деление</text:p>
      <text:p text:style-name="P79">* c2cee7a build:изменение произведение</text:p>
      <text:p text:style-name="P79">* c0a77b9 git:игнорирование</text:p>
      <text:p text:style-name="P79">* 9102f5a built-изменения суммы3</text:p>
      <text:p text:style-name="P79">* 2612dd8 build: замена сумма и разность</text:p>
      <text:p text:style-name="P79">* bac5fc5 code: замена тела функции</text:p>
      <text:p text:style-name="P79">* 4dd06f5 build: заготовка проекта</text:p>
      <text:p text:style-name="P79">* 597bf89 code: заготовка программы</text:p>
      <text:p text:style-name="P60">//<text:span text:style-name="T75">устраняем конфликт путём соединения веток </text:span></text:p>
      <text:p text:style-name="P63">13 Работа с ветками</text:p>
      <text:p text:style-name="P80">peta@Nikepc:~/Work/2sem/lab2/alice/project$ <text:span text:style-name="T62">git branch double</text:span></text:p>
      <text:p text:style-name="P80">peta@Nikepc:~/Work/2sem/lab2/alice/project$ <text:span text:style-name="T62">git checkout double</text:span></text:p>
      <text:p text:style-name="P80">M<text:tab/>main.cpp</text:p>
      <text:p text:style-name="P80">Переключено на ветку «double»</text:p>
      <text:p text:style-name="P80"><text:soft-page-break/>peta@Nikepc:~/Work/2sem/lab2/alice/project$ git add main.cpp</text:p>
      <text:p text:style-name="P80">peta@Nikepc:~/Work/2sem/lab2/alice/project$ git commit -m"build:ветка алисы"</text:p>
      <text:p text:style-name="P80">[double b104b4f] build:ветка алисы</text:p>
      <text:p text:style-name="P80"><text:s/>1 file changed, 9 insertions(+), 6 deletions(-)</text:p>
      <text:p text:style-name="P80">peta@Nikepc:~/Work/2sem/lab2/alice/project$ git checkout master</text:p>
      <text:p text:style-name="P80">Переключено на ветку «master»</text:p>
      <text:p text:style-name="P80">Ваша ветка и «origin/master» разошлись</text:p>
      <text:p text:style-name="P80">и теперь имеют 1 и 2 разных коммита в каждой соответственно.</text:p>
      <text:p text:style-name="P80"><text:s text:c="2"/>(используйте «git pull», чтобы слить внешнюю ветку в вашу)</text:p>
      <text:p text:style-name="P80">peta@Nikepc:~/Work/2sem/lab2/alice/project$ git merge double</text:p>
      <text:p text:style-name="P80">Обновление 01e439e..b104b4f</text:p>
      <text:p text:style-name="P80">Fast-forward</text:p>
      <text:p text:style-name="P80"><text:s/>main.cpp | 15 +++++++++------</text:p>
      <text:p text:style-name="P80"><text:s/>1 file changed, 9 insertions(+), 6 deletions(-)</text:p>
      <text:p text:style-name="P61">//создали новую ветку, переключились на неё, изменили фаил, вернулись на ветку мастер и включили ветку double в неё</text:p>
      <text:p text:style-name="P80"/>
      <text:p text:style-name="P80">peta@Nikepc:~/Work/2sem/lab2/alice/project$ git log --oneline --decorate --all --graph</text:p>
      <text:p text:style-name="P80">* b104b4f (HEAD -&gt; master, double) build:ветка алисы</text:p>
      <text:p text:style-name="P80">* 01e439e build:деление</text:p>
      <text:p text:style-name="P80">| * 056dd9b (origin/master) build:максимум</text:p>
      <text:p text:style-name="P80">| * 6ca41e7 built:изменение деление</text:p>
      <text:p text:style-name="P80">|/ <text:s/></text:p>
      <text:p text:style-name="P80">* c2cee7a build:изменение произведение</text:p>
      <text:p text:style-name="P80">* c0a77b9 git:игнорирование</text:p>
      <text:p text:style-name="P80">* 9102f5a built-изменения суммы3</text:p>
      <text:p text:style-name="P80">* 2612dd8 build: замена сумма и разность</text:p>
      <text:p text:style-name="P80">* bac5fc5 code: замена тела функции</text:p>
      <text:p text:style-name="P80">* 4dd06f5 build: заготовка проекта</text:p>
      <text:p text:style-name="P80">* 597bf89 code: заготовка программы</text:p>
      <text:p text:style-name="P73"/>
      <text:p text:style-name="P73"/>
      <text:p text:style-name="P73"><text:soft-page-break/></text:p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47cm" fo:margin-bottom="1.984cm" fo:margin-left="0.635cm" fo:margin-right="0.66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6:40</meta:creation-date>
    <dc:language>en-US</dc:language>
    <meta:editing-cycles>17</meta:editing-cycles>
    <meta:editing-duration>PT2H39M6S</meta:editing-duration>
    <dc:date>2019-03-18T02:29:12.604215784</dc:date>
    <meta:document-statistic meta:table-count="0" meta:image-count="0" meta:object-count="0" meta:page-count="23" meta:paragraph-count="550" meta:word-count="3153" meta:character-count="25740" meta:non-whitespace-character-count="22136"/>
    <meta:user-defined meta:name="Info 1"/>
    <meta:user-defined meta:name="Info 2"/>
    <meta:user-defined meta:name="Info 3"/>
    <meta:user-defined meta:name="Info 4"/>
  </office:meta>
</office:document-meta>
</file>